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8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6992in"/>
    </style:style>
    <style:style style:name="co7" style:family="table-column">
      <style:table-column-properties fo:break-before="auto" style:column-width="1.6744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148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4909in"/>
    </style:style>
    <style:style style:name="co13" style:family="table-column">
      <style:table-column-properties fo:break-before="auto" style:column-width="1.4992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1228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4736in"/>
    </style:style>
    <style:style style:name="co18" style:family="table-column">
      <style:table-column-properties fo:break-before="auto" style:column-width="1.6575in"/>
    </style:style>
    <style:style style:name="co19" style:family="table-column">
      <style:table-column-properties fo:break-before="auto" style:column-width="1.6327in"/>
    </style:style>
    <style:style style:name="co20" style:family="table-column">
      <style:table-column-properties fo:break-before="auto" style:column-width="1.64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ays until Eday</text:p>
          </table:table-cell>
          <table:table-cell office:value-type="string" calcext:value-type="string">
            <text:p>DEM-IPEV: Total</text:p>
          </table:table-cell>
          <table:table-cell office:value-type="string" calcext:value-type="string">
            <text:p>REP-IPEV: Total</text:p>
          </table:table-cell>
          <table:table-cell office:value-type="string" calcext:value-type="string">
            <text:p>OTH-IPEV: Total</text:p>
          </table:table-cell>
          <table:table-cell office:value-type="string" calcext:value-type="string">
            <text:p>DEM-IPEV: Cumulative %</text:p>
          </table:table-cell>
          <table:table-cell office:value-type="string" calcext:value-type="string">
            <text:p>REP-IPEV: Cumulative %</text:p>
          </table:table-cell>
          <table:table-cell office:value-type="string" calcext:value-type="string">
            <text:p>OTH-IPEV: Cumulative %</text:p>
          </table:table-cell>
          <table:table-cell office:value-type="string" calcext:value-type="string">
            <text:p>DEM-IPEV: Daily Tally</text:p>
          </table:table-cell>
          <table:table-cell office:value-type="string" calcext:value-type="string">
            <text:p>REP-IPEV: Daily Tally</text:p>
          </table:table-cell>
          <table:table-cell office:value-type="string" calcext:value-type="string">
            <text:p>OTH-IPEV: Daily Tally</text:p>
          </table:table-cell>
          <table:table-cell office:value-type="string" calcext:value-type="string">
            <text:p>DEM-IPEV: Daily Tally %</text:p>
          </table:table-cell>
          <table:table-cell office:value-type="string" calcext:value-type="string">
            <text:p>REP-IPEV: Daily Tally %</text:p>
          </table:table-cell>
          <table:table-cell office:value-type="string" calcext:value-type="string">
            <text:p>OTH-IPEV: Daily Tally %</text:p>
          </table:table-cell>
          <table:table-cell office:value-type="string" calcext:value-type="string">
            <text:p>DEM-VBM: Total</text:p>
          </table:table-cell>
          <table:table-cell office:value-type="string" calcext:value-type="string">
            <text:p>REP-VBM: Total</text:p>
          </table:table-cell>
          <table:table-cell office:value-type="string" calcext:value-type="string">
            <text:p>OTH-VBM: Total</text:p>
          </table:table-cell>
          <table:table-cell office:value-type="string" calcext:value-type="string">
            <text:p>DEM-VBM: Cumulative %</text:p>
          </table:table-cell>
          <table:table-cell office:value-type="string" calcext:value-type="string">
            <text:p>REP-VBM: Cumulative %</text:p>
          </table:table-cell>
          <table:table-cell office:value-type="string" calcext:value-type="string">
            <text:p>OTH-VBM: Cumulative %</text:p>
          </table:table-cell>
          <table:table-cell office:value-type="string" calcext:value-type="string">
            <text:p>DEM-VBM: Daily Tally</text:p>
          </table:table-cell>
          <table:table-cell office:value-type="string" calcext:value-type="string">
            <text:p>REP-VBM: Daily Tally</text:p>
          </table:table-cell>
          <table:table-cell office:value-type="string" calcext:value-type="string">
            <text:p>OTH-VBM: Daily Tally</text:p>
          </table:table-cell>
          <table:table-cell office:value-type="string" calcext:value-type="string">
            <text:p>DEM-VBM: Daily Tally %</text:p>
          </table:table-cell>
          <table:table-cell office:value-type="string" calcext:value-type="string">
            <text:p>REP-VBM: Daily Tally %</text:p>
          </table:table-cell>
          <table:table-cell office:value-type="string" calcext:value-type="string">
            <text:p>OTH-VBM: Daily Tally %</text:p>
          </table:table-cell>
          <table:table-cell office:value-type="string" calcext:value-type="string">
            <text:p>DEM-TOT: Total</text:p>
          </table:table-cell>
          <table:table-cell office:value-type="string" calcext:value-type="string">
            <text:p>REP-TOT: Total</text:p>
          </table:table-cell>
          <table:table-cell office:value-type="string" calcext:value-type="string">
            <text:p>OTH-TOT: Total</text:p>
          </table:table-cell>
          <table:table-cell office:value-type="string" calcext:value-type="string">
            <text:p>DEM-TOT: Cumulative %</text:p>
          </table:table-cell>
          <table:table-cell office:value-type="string" calcext:value-type="string">
            <text:p>REP-TOT: Cumulative %</text:p>
          </table:table-cell>
          <table:table-cell office:value-type="string" calcext:value-type="string">
            <text:p>OTH-TOT: Cumulative %</text:p>
          </table:table-cell>
          <table:table-cell office:value-type="string" calcext:value-type="string">
            <text:p>DEM-TOT: Daily Tally</text:p>
          </table:table-cell>
          <table:table-cell office:value-type="string" calcext:value-type="string">
            <text:p>REP-TOT: Daily Tally</text:p>
          </table:table-cell>
          <table:table-cell office:value-type="string" calcext:value-type="string">
            <text:p>OTH-TOT: Daily Tally</text:p>
          </table:table-cell>
          <table:table-cell office:value-type="string" calcext:value-type="string">
            <text:p>DEM-TOT: Daily Tally %</text:p>
          </table:table-cell>
          <table:table-cell office:value-type="string" calcext:value-type="string">
            <text:p>REP-TOT: Daily Tally %</text:p>
          </table:table-cell>
          <table:table-cell office:value-type="string" calcext:value-type="string">
            <text:p>OTH-TOT: Daily Tally 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4913" calcext:value-type="float">
            <text:p>4913</text:p>
          </table:table-cell>
          <table:table-cell office:value-type="float" office:value="5813" calcext:value-type="float">
            <text:p>5813</text:p>
          </table:table-cell>
          <table:table-cell office:value-type="float" office:value="2024" calcext:value-type="float">
            <text:p>2024</text:p>
          </table:table-cell>
          <table:table-cell table:formula="of:=[.N2] / SUM([.N2:.P2]) * 100" office:value-type="float" office:value="38.5333333333333" calcext:value-type="float">
            <text:p>38.5333333333333</text:p>
          </table:table-cell>
          <table:table-cell table:formula="of:=[.O2] / SUM([.N2:.P2]) * 100" office:value-type="float" office:value="45.5921568627451" calcext:value-type="float">
            <text:p>45.5921568627451</text:p>
          </table:table-cell>
          <table:table-cell table:formula="of:=[.P2] / SUM([.N2:.P2]) * 100" office:value-type="float" office:value="15.8745098039216" calcext:value-type="float">
            <text:p>15.8745098039216</text:p>
          </table:table-cell>
          <table:table-cell table:formula="of:=[.N2]" office:value-type="float" office:value="4913" calcext:value-type="float">
            <text:p>4913</text:p>
          </table:table-cell>
          <table:table-cell table:formula="of:=[.O2]" office:value-type="float" office:value="5813" calcext:value-type="float">
            <text:p>5813</text:p>
          </table:table-cell>
          <table:table-cell table:formula="of:=[.P2]" office:value-type="float" office:value="2024" calcext:value-type="float">
            <text:p>2024</text:p>
          </table:table-cell>
          <table:table-cell table:formula="of:=([.T2] / SUM([.T2:.V2])) * 100" office:value-type="float" office:value="38.5333333333333" calcext:value-type="float">
            <text:p>38.5333333333333</text:p>
          </table:table-cell>
          <table:table-cell table:formula="of:=([.U2] / SUM([.T2:.V2])) * 100" office:value-type="float" office:value="45.5921568627451" calcext:value-type="float">
            <text:p>45.5921568627451</text:p>
          </table:table-cell>
          <table:table-cell table:formula="of:=([.V2] / SUM([.T2:.V2])) * 100" office:value-type="float" office:value="15.8745098039216" calcext:value-type="float">
            <text:p>15.8745098039216</text:p>
          </table:table-cell>
          <table:table-cell table:formula="of:=SUM([.B2];[.N2])" office:value-type="float" office:value="4913" calcext:value-type="float">
            <text:p>4913</text:p>
          </table:table-cell>
          <table:table-cell table:formula="of:=SUM([.C2];[.O2])" office:value-type="float" office:value="5813" calcext:value-type="float">
            <text:p>5813</text:p>
          </table:table-cell>
          <table:table-cell table:formula="of:=SUM([.D2];[.P2])" office:value-type="float" office:value="2024" calcext:value-type="float">
            <text:p>2024</text:p>
          </table:table-cell>
          <table:table-cell table:formula="of:=[.Z2]/SUM([.Z2:.AB2]) *100" office:value-type="float" office:value="38.5333333333333" calcext:value-type="float">
            <text:p>38.5333333333333</text:p>
          </table:table-cell>
          <table:table-cell table:formula="of:=[.AA2]/SUM([.Z2:.AB2]) *100" office:value-type="float" office:value="45.5921568627451" calcext:value-type="float">
            <text:p>45.5921568627451</text:p>
          </table:table-cell>
          <table:table-cell table:formula="of:=[.AB2]/SUM([.Z2:.AB2]) *100" office:value-type="float" office:value="15.8745098039216" calcext:value-type="float">
            <text:p>15.8745098039216</text:p>
          </table:table-cell>
          <table:table-cell table:formula="of:=SUM([.H2];[.T2])" office:value-type="float" office:value="4913" calcext:value-type="float">
            <text:p>4913</text:p>
          </table:table-cell>
          <table:table-cell table:formula="of:=SUM([.I2];[.U2])" office:value-type="float" office:value="5813" calcext:value-type="float">
            <text:p>5813</text:p>
          </table:table-cell>
          <table:table-cell table:formula="of:=SUM([.J2];[.V2])" office:value-type="float" office:value="2024" calcext:value-type="float">
            <text:p>2024</text:p>
          </table:table-cell>
          <table:table-cell table:formula="of:=([.AF2] / SUM([.AF2:.AH2])) * 100" office:value-type="float" office:value="38.5333333333333" calcext:value-type="float">
            <text:p>38.5333333333333</text:p>
          </table:table-cell>
          <table:table-cell table:formula="of:=([.AG2] / SUM([.AF2:.AH2])) * 100" office:value-type="float" office:value="45.5921568627451" calcext:value-type="float">
            <text:p>45.5921568627451</text:p>
          </table:table-cell>
          <table:table-cell table:formula="of:=([.AH2] / SUM([.AF2:.AH2])) * 100" office:value-type="float" office:value="15.8745098039216" calcext:value-type="float">
            <text:p>15.8745098039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5899" calcext:value-type="float">
            <text:p>5899</text:p>
          </table:table-cell>
          <table:table-cell office:value-type="float" office:value="6983" calcext:value-type="float">
            <text:p>6983</text:p>
          </table:table-cell>
          <table:table-cell office:value-type="float" office:value="2525" calcext:value-type="float">
            <text:p>2525</text:p>
          </table:table-cell>
          <table:table-cell table:formula="of:=[.N3] / SUM([.N3:.P3]) * 100" office:value-type="float" office:value="38.2877912637113" calcext:value-type="float">
            <text:p>38.2877912637113</text:p>
          </table:table-cell>
          <table:table-cell table:formula="of:=[.O3] / SUM([.N3:.P3]) * 100" office:value-type="float" office:value="45.3235542285974" calcext:value-type="float">
            <text:p>45.3235542285974</text:p>
          </table:table-cell>
          <table:table-cell table:formula="of:=[.P3] / SUM([.N3:.P3]) * 100" office:value-type="float" office:value="16.3886545076913" calcext:value-type="float">
            <text:p>16.3886545076913</text:p>
          </table:table-cell>
          <table:table-cell table:formula="of:=[.N3]-[.N2]" office:value-type="float" office:value="986" calcext:value-type="float">
            <text:p>986</text:p>
          </table:table-cell>
          <table:table-cell table:formula="of:=[.O3]-[.O2]" office:value-type="float" office:value="1170" calcext:value-type="float">
            <text:p>1170</text:p>
          </table:table-cell>
          <table:table-cell table:formula="of:=[.P3]-[.P2]" office:value-type="float" office:value="501" calcext:value-type="float">
            <text:p>501</text:p>
          </table:table-cell>
          <table:table-cell table:formula="of:=([.T3] / SUM([.T3:.V3])) * 100" office:value-type="float" office:value="37.1095220173128" calcext:value-type="float">
            <text:p>37.1095220173128</text:p>
          </table:table-cell>
          <table:table-cell table:formula="of:=([.U3] / SUM([.T3:.V3])) * 100" office:value-type="float" office:value="44.0346255175009" calcext:value-type="float">
            <text:p>44.0346255175009</text:p>
          </table:table-cell>
          <table:table-cell table:formula="of:=([.V3] / SUM([.T3:.V3])) * 100" office:value-type="float" office:value="18.8558524651863" calcext:value-type="float">
            <text:p>18.8558524651863</text:p>
          </table:table-cell>
          <table:table-cell table:formula="of:=SUM([.B3];[.N3])" office:value-type="float" office:value="5899" calcext:value-type="float">
            <text:p>5899</text:p>
          </table:table-cell>
          <table:table-cell table:formula="of:=SUM([.C3];[.O3])" office:value-type="float" office:value="6983" calcext:value-type="float">
            <text:p>6983</text:p>
          </table:table-cell>
          <table:table-cell table:formula="of:=SUM([.D3];[.P3])" office:value-type="float" office:value="2525" calcext:value-type="float">
            <text:p>2525</text:p>
          </table:table-cell>
          <table:table-cell table:formula="of:=[.Z3]/SUM([.Z3:.AB3]) *100" office:value-type="float" office:value="38.2877912637113" calcext:value-type="float">
            <text:p>38.2877912637113</text:p>
          </table:table-cell>
          <table:table-cell table:formula="of:=[.AA3]/SUM([.Z3:.AB3]) *100" office:value-type="float" office:value="45.3235542285974" calcext:value-type="float">
            <text:p>45.3235542285974</text:p>
          </table:table-cell>
          <table:table-cell table:formula="of:=[.AB3]/SUM([.Z3:.AB3]) *100" office:value-type="float" office:value="16.3886545076913" calcext:value-type="float">
            <text:p>16.3886545076913</text:p>
          </table:table-cell>
          <table:table-cell table:formula="of:=SUM([.H3];[.T3])" office:value-type="float" office:value="986" calcext:value-type="float">
            <text:p>986</text:p>
          </table:table-cell>
          <table:table-cell table:formula="of:=SUM([.I3];[.U3])" office:value-type="float" office:value="1170" calcext:value-type="float">
            <text:p>1170</text:p>
          </table:table-cell>
          <table:table-cell table:formula="of:=SUM([.J3];[.V3])" office:value-type="float" office:value="501" calcext:value-type="float">
            <text:p>501</text:p>
          </table:table-cell>
          <table:table-cell table:formula="of:=([.AF3] / SUM([.AF3:.AH3])) * 100" office:value-type="float" office:value="37.1095220173128" calcext:value-type="float">
            <text:p>37.1095220173128</text:p>
          </table:table-cell>
          <table:table-cell table:formula="of:=([.AG3] / SUM([.AF3:.AH3])) * 100" office:value-type="float" office:value="44.0346255175009" calcext:value-type="float">
            <text:p>44.0346255175009</text:p>
          </table:table-cell>
          <table:table-cell table:formula="of:=([.AH3] / SUM([.AF3:.AH3])) * 100" office:value-type="float" office:value="18.8558524651863" calcext:value-type="float">
            <text:p>18.85585246518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7251" calcext:value-type="float">
            <text:p>7251</text:p>
          </table:table-cell>
          <table:table-cell office:value-type="float" office:value="8317" calcext:value-type="float">
            <text:p>8317</text:p>
          </table:table-cell>
          <table:table-cell office:value-type="float" office:value="3097" calcext:value-type="float">
            <text:p>3097</text:p>
          </table:table-cell>
          <table:table-cell table:formula="of:=[.N4] / SUM([.N4:.P4]) * 100" office:value-type="float" office:value="38.8481114385213" calcext:value-type="float">
            <text:p>38.8481114385213</text:p>
          </table:table-cell>
          <table:table-cell table:formula="of:=[.O4] / SUM([.N4:.P4]) * 100" office:value-type="float" office:value="44.5593356549692" calcext:value-type="float">
            <text:p>44.5593356549692</text:p>
          </table:table-cell>
          <table:table-cell table:formula="of:=[.P4] / SUM([.N4:.P4]) * 100" office:value-type="float" office:value="16.5925529065095" calcext:value-type="float">
            <text:p>16.5925529065095</text:p>
          </table:table-cell>
          <table:table-cell table:formula="of:=[.N4]-[.N3]" office:value-type="float" office:value="1352" calcext:value-type="float">
            <text:p>1352</text:p>
          </table:table-cell>
          <table:table-cell table:formula="of:=[.O4]-[.O3]" office:value-type="float" office:value="1334" calcext:value-type="float">
            <text:p>1334</text:p>
          </table:table-cell>
          <table:table-cell table:formula="of:=[.P4]-[.P3]" office:value-type="float" office:value="572" calcext:value-type="float">
            <text:p>572</text:p>
          </table:table-cell>
          <table:table-cell table:formula="of:=([.T4] / SUM([.T4:.V4])) * 100" office:value-type="float" office:value="41.4978514426028" calcext:value-type="float">
            <text:p>41.4978514426028</text:p>
          </table:table-cell>
          <table:table-cell table:formula="of:=([.U4] / SUM([.T4:.V4])) * 100" office:value-type="float" office:value="40.9453652547575" calcext:value-type="float">
            <text:p>40.9453652547575</text:p>
          </table:table-cell>
          <table:table-cell table:formula="of:=([.V4] / SUM([.T4:.V4])) * 100" office:value-type="float" office:value="17.5567833026397" calcext:value-type="float">
            <text:p>17.5567833026397</text:p>
          </table:table-cell>
          <table:table-cell table:formula="of:=SUM([.B4];[.N4])" office:value-type="float" office:value="7251" calcext:value-type="float">
            <text:p>7251</text:p>
          </table:table-cell>
          <table:table-cell table:formula="of:=SUM([.C4];[.O4])" office:value-type="float" office:value="8317" calcext:value-type="float">
            <text:p>8317</text:p>
          </table:table-cell>
          <table:table-cell table:formula="of:=SUM([.D4];[.P4])" office:value-type="float" office:value="3097" calcext:value-type="float">
            <text:p>3097</text:p>
          </table:table-cell>
          <table:table-cell table:formula="of:=[.Z4]/SUM([.Z4:.AB4]) *100" office:value-type="float" office:value="38.8481114385213" calcext:value-type="float">
            <text:p>38.8481114385213</text:p>
          </table:table-cell>
          <table:table-cell table:formula="of:=[.AA4]/SUM([.Z4:.AB4]) *100" office:value-type="float" office:value="44.5593356549692" calcext:value-type="float">
            <text:p>44.5593356549692</text:p>
          </table:table-cell>
          <table:table-cell table:formula="of:=[.AB4]/SUM([.Z4:.AB4]) *100" office:value-type="float" office:value="16.5925529065095" calcext:value-type="float">
            <text:p>16.5925529065095</text:p>
          </table:table-cell>
          <table:table-cell table:formula="of:=SUM([.H4];[.T4])" office:value-type="float" office:value="1352" calcext:value-type="float">
            <text:p>1352</text:p>
          </table:table-cell>
          <table:table-cell table:formula="of:=SUM([.I4];[.U4])" office:value-type="float" office:value="1334" calcext:value-type="float">
            <text:p>1334</text:p>
          </table:table-cell>
          <table:table-cell table:formula="of:=SUM([.J4];[.V4])" office:value-type="float" office:value="572" calcext:value-type="float">
            <text:p>572</text:p>
          </table:table-cell>
          <table:table-cell table:formula="of:=([.AF4] / SUM([.AF4:.AH4])) * 100" office:value-type="float" office:value="41.4978514426028" calcext:value-type="float">
            <text:p>41.4978514426028</text:p>
          </table:table-cell>
          <table:table-cell table:formula="of:=([.AG4] / SUM([.AF4:.AH4])) * 100" office:value-type="float" office:value="40.9453652547575" calcext:value-type="float">
            <text:p>40.9453652547575</text:p>
          </table:table-cell>
          <table:table-cell table:formula="of:=([.AH4] / SUM([.AF4:.AH4])) * 100" office:value-type="float" office:value="17.5567833026397" calcext:value-type="float">
            <text:p>17.5567833026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7639" calcext:value-type="float">
            <text:p>7639</text:p>
          </table:table-cell>
          <table:table-cell office:value-type="float" office:value="8696" calcext:value-type="float">
            <text:p>8696</text:p>
          </table:table-cell>
          <table:table-cell office:value-type="float" office:value="3267" calcext:value-type="float">
            <text:p>3267</text:p>
          </table:table-cell>
          <table:table-cell table:formula="of:=[.N5] / SUM([.N5:.P5]) * 100" office:value-type="float" office:value="38.9705132129375" calcext:value-type="float">
            <text:p>38.9705132129375</text:p>
          </table:table-cell>
          <table:table-cell table:formula="of:=[.O5] / SUM([.N5:.P5]) * 100" office:value-type="float" office:value="44.3628201203959" calcext:value-type="float">
            <text:p>44.3628201203959</text:p>
          </table:table-cell>
          <table:table-cell table:formula="of:=[.P5] / SUM([.N5:.P5]) * 100" office:value-type="float" office:value="16.6666666666667" calcext:value-type="float">
            <text:p>16.6666666666667</text:p>
          </table:table-cell>
          <table:table-cell table:formula="of:=[.N5]-[.N4]" office:value-type="float" office:value="388" calcext:value-type="float">
            <text:p>388</text:p>
          </table:table-cell>
          <table:table-cell table:formula="of:=[.O5]-[.O4]" office:value-type="float" office:value="379" calcext:value-type="float">
            <text:p>379</text:p>
          </table:table-cell>
          <table:table-cell table:formula="of:=[.P5]-[.P4]" office:value-type="float" office:value="170" calcext:value-type="float">
            <text:p>170</text:p>
          </table:table-cell>
          <table:table-cell table:formula="of:=([.T5] / SUM([.T5:.V5])) * 100" office:value-type="float" office:value="41.4087513340448" calcext:value-type="float">
            <text:p>41.4087513340448</text:p>
          </table:table-cell>
          <table:table-cell table:formula="of:=([.U5] / SUM([.T5:.V5])) * 100" office:value-type="float" office:value="40.4482390608324" calcext:value-type="float">
            <text:p>40.4482390608324</text:p>
          </table:table-cell>
          <table:table-cell table:formula="of:=([.V5] / SUM([.T5:.V5])) * 100" office:value-type="float" office:value="18.1430096051227" calcext:value-type="float">
            <text:p>18.1430096051227</text:p>
          </table:table-cell>
          <table:table-cell table:formula="of:=SUM([.B5];[.N5])" office:value-type="float" office:value="7639" calcext:value-type="float">
            <text:p>7639</text:p>
          </table:table-cell>
          <table:table-cell table:formula="of:=SUM([.C5];[.O5])" office:value-type="float" office:value="8696" calcext:value-type="float">
            <text:p>8696</text:p>
          </table:table-cell>
          <table:table-cell table:formula="of:=SUM([.D5];[.P5])" office:value-type="float" office:value="3267" calcext:value-type="float">
            <text:p>3267</text:p>
          </table:table-cell>
          <table:table-cell table:formula="of:=[.Z5]/SUM([.Z5:.AB5]) *100" office:value-type="float" office:value="38.9705132129375" calcext:value-type="float">
            <text:p>38.9705132129375</text:p>
          </table:table-cell>
          <table:table-cell table:formula="of:=[.AA5]/SUM([.Z5:.AB5]) *100" office:value-type="float" office:value="44.3628201203959" calcext:value-type="float">
            <text:p>44.3628201203959</text:p>
          </table:table-cell>
          <table:table-cell table:formula="of:=[.AB5]/SUM([.Z5:.AB5]) *100" office:value-type="float" office:value="16.6666666666667" calcext:value-type="float">
            <text:p>16.6666666666667</text:p>
          </table:table-cell>
          <table:table-cell table:formula="of:=SUM([.H5];[.T5])" office:value-type="float" office:value="388" calcext:value-type="float">
            <text:p>388</text:p>
          </table:table-cell>
          <table:table-cell table:formula="of:=SUM([.I5];[.U5])" office:value-type="float" office:value="379" calcext:value-type="float">
            <text:p>379</text:p>
          </table:table-cell>
          <table:table-cell table:formula="of:=SUM([.J5];[.V5])" office:value-type="float" office:value="170" calcext:value-type="float">
            <text:p>170</text:p>
          </table:table-cell>
          <table:table-cell table:formula="of:=([.AF5] / SUM([.AF5:.AH5])) * 100" office:value-type="float" office:value="41.4087513340448" calcext:value-type="float">
            <text:p>41.4087513340448</text:p>
          </table:table-cell>
          <table:table-cell table:formula="of:=([.AG5] / SUM([.AF5:.AH5])) * 100" office:value-type="float" office:value="40.4482390608324" calcext:value-type="float">
            <text:p>40.4482390608324</text:p>
          </table:table-cell>
          <table:table-cell table:formula="of:=([.AH5] / SUM([.AF5:.AH5])) * 100" office:value-type="float" office:value="18.1430096051227" calcext:value-type="float">
            <text:p>18.1430096051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9069" calcext:value-type="float">
            <text:p>9069</text:p>
          </table:table-cell>
          <table:table-cell office:value-type="float" office:value="10009" calcext:value-type="float">
            <text:p>10009</text:p>
          </table:table-cell>
          <table:table-cell office:value-type="float" office:value="3920" calcext:value-type="float">
            <text:p>3920</text:p>
          </table:table-cell>
          <table:table-cell table:formula="of:=[.N6] / SUM([.N6:.P6]) * 100" office:value-type="float" office:value="39.4338638142447" calcext:value-type="float">
            <text:p>39.4338638142447</text:p>
          </table:table-cell>
          <table:table-cell table:formula="of:=[.O6] / SUM([.N6:.P6]) * 100" office:value-type="float" office:value="43.5211757544134" calcext:value-type="float">
            <text:p>43.5211757544134</text:p>
          </table:table-cell>
          <table:table-cell table:formula="of:=[.P6] / SUM([.N6:.P6]) * 100" office:value-type="float" office:value="17.0449604313419" calcext:value-type="float">
            <text:p>17.0449604313419</text:p>
          </table:table-cell>
          <table:table-cell table:formula="of:=[.N6]-[.N5]" office:value-type="float" office:value="1430" calcext:value-type="float">
            <text:p>1430</text:p>
          </table:table-cell>
          <table:table-cell table:formula="of:=[.O6]-[.O5]" office:value-type="float" office:value="1313" calcext:value-type="float">
            <text:p>1313</text:p>
          </table:table-cell>
          <table:table-cell table:formula="of:=[.P6]-[.P5]" office:value-type="float" office:value="653" calcext:value-type="float">
            <text:p>653</text:p>
          </table:table-cell>
          <table:table-cell table:formula="of:=([.T6] / SUM([.T6:.V6])) * 100" office:value-type="float" office:value="42.1083627797409" calcext:value-type="float">
            <text:p>42.1083627797409</text:p>
          </table:table-cell>
          <table:table-cell table:formula="of:=([.U6] / SUM([.T6:.V6])) * 100" office:value-type="float" office:value="38.6631330977621" calcext:value-type="float">
            <text:p>38.6631330977621</text:p>
          </table:table-cell>
          <table:table-cell table:formula="of:=([.V6] / SUM([.T6:.V6])) * 100" office:value-type="float" office:value="19.2285041224971" calcext:value-type="float">
            <text:p>19.2285041224971</text:p>
          </table:table-cell>
          <table:table-cell table:formula="of:=SUM([.B6];[.N6])" office:value-type="float" office:value="9069" calcext:value-type="float">
            <text:p>9069</text:p>
          </table:table-cell>
          <table:table-cell table:formula="of:=SUM([.C6];[.O6])" office:value-type="float" office:value="10009" calcext:value-type="float">
            <text:p>10009</text:p>
          </table:table-cell>
          <table:table-cell table:formula="of:=SUM([.D6];[.P6])" office:value-type="float" office:value="3920" calcext:value-type="float">
            <text:p>3920</text:p>
          </table:table-cell>
          <table:table-cell table:formula="of:=[.Z6]/SUM([.Z6:.AB6]) *100" office:value-type="float" office:value="39.4338638142447" calcext:value-type="float">
            <text:p>39.4338638142447</text:p>
          </table:table-cell>
          <table:table-cell table:formula="of:=[.AA6]/SUM([.Z6:.AB6]) *100" office:value-type="float" office:value="43.5211757544134" calcext:value-type="float">
            <text:p>43.5211757544134</text:p>
          </table:table-cell>
          <table:table-cell table:formula="of:=[.AB6]/SUM([.Z6:.AB6]) *100" office:value-type="float" office:value="17.0449604313419" calcext:value-type="float">
            <text:p>17.0449604313419</text:p>
          </table:table-cell>
          <table:table-cell table:formula="of:=SUM([.H6];[.T6])" office:value-type="float" office:value="1430" calcext:value-type="float">
            <text:p>1430</text:p>
          </table:table-cell>
          <table:table-cell table:formula="of:=SUM([.I6];[.U6])" office:value-type="float" office:value="1313" calcext:value-type="float">
            <text:p>1313</text:p>
          </table:table-cell>
          <table:table-cell table:formula="of:=SUM([.J6];[.V6])" office:value-type="float" office:value="653" calcext:value-type="float">
            <text:p>653</text:p>
          </table:table-cell>
          <table:table-cell table:formula="of:=([.AF6] / SUM([.AF6:.AH6])) * 100" office:value-type="float" office:value="42.1083627797409" calcext:value-type="float">
            <text:p>42.1083627797409</text:p>
          </table:table-cell>
          <table:table-cell table:formula="of:=([.AG6] / SUM([.AF6:.AH6])) * 100" office:value-type="float" office:value="38.6631330977621" calcext:value-type="float">
            <text:p>38.6631330977621</text:p>
          </table:table-cell>
          <table:table-cell table:formula="of:=([.AH6] / SUM([.AF6:.AH6])) * 100" office:value-type="float" office:value="19.2285041224971" calcext:value-type="float">
            <text:p>19.22850412249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10591" calcext:value-type="float">
            <text:p>10591</text:p>
          </table:table-cell>
          <table:table-cell office:value-type="float" office:value="11300" calcext:value-type="float">
            <text:p>11300</text:p>
          </table:table-cell>
          <table:table-cell office:value-type="float" office:value="4508" calcext:value-type="float">
            <text:p>4508</text:p>
          </table:table-cell>
          <table:table-cell table:formula="of:=[.N7] / SUM([.N7:.P7]) * 100" office:value-type="float" office:value="40.1189438993901" calcext:value-type="float">
            <text:p>40.1189438993901</text:p>
          </table:table-cell>
          <table:table-cell table:formula="of:=[.O7] / SUM([.N7:.P7]) * 100" office:value-type="float" office:value="42.804651691352" calcext:value-type="float">
            <text:p>42.804651691352</text:p>
          </table:table-cell>
          <table:table-cell table:formula="of:=[.P7] / SUM([.N7:.P7]) * 100" office:value-type="float" office:value="17.0764044092579" calcext:value-type="float">
            <text:p>17.0764044092579</text:p>
          </table:table-cell>
          <table:table-cell table:formula="of:=[.N7]-[.N6]" office:value-type="float" office:value="1522" calcext:value-type="float">
            <text:p>1522</text:p>
          </table:table-cell>
          <table:table-cell table:formula="of:=[.O7]-[.O6]" office:value-type="float" office:value="1291" calcext:value-type="float">
            <text:p>1291</text:p>
          </table:table-cell>
          <table:table-cell table:formula="of:=[.P7]-[.P6]" office:value-type="float" office:value="588" calcext:value-type="float">
            <text:p>588</text:p>
          </table:table-cell>
          <table:table-cell table:formula="of:=([.T7] / SUM([.T7:.V7])) * 100" office:value-type="float" office:value="44.7515436636284" calcext:value-type="float">
            <text:p>44.7515436636284</text:p>
          </table:table-cell>
          <table:table-cell table:formula="of:=([.U7] / SUM([.T7:.V7])) * 100" office:value-type="float" office:value="37.9594236989121" calcext:value-type="float">
            <text:p>37.9594236989121</text:p>
          </table:table-cell>
          <table:table-cell table:formula="of:=([.V7] / SUM([.T7:.V7])) * 100" office:value-type="float" office:value="17.2890326374596" calcext:value-type="float">
            <text:p>17.2890326374596</text:p>
          </table:table-cell>
          <table:table-cell table:formula="of:=SUM([.B7];[.N7])" office:value-type="float" office:value="10591" calcext:value-type="float">
            <text:p>10591</text:p>
          </table:table-cell>
          <table:table-cell table:formula="of:=SUM([.C7];[.O7])" office:value-type="float" office:value="11300" calcext:value-type="float">
            <text:p>11300</text:p>
          </table:table-cell>
          <table:table-cell table:formula="of:=SUM([.D7];[.P7])" office:value-type="float" office:value="4508" calcext:value-type="float">
            <text:p>4508</text:p>
          </table:table-cell>
          <table:table-cell table:formula="of:=[.Z7]/SUM([.Z7:.AB7]) *100" office:value-type="float" office:value="40.1189438993901" calcext:value-type="float">
            <text:p>40.1189438993901</text:p>
          </table:table-cell>
          <table:table-cell table:formula="of:=[.AA7]/SUM([.Z7:.AB7]) *100" office:value-type="float" office:value="42.804651691352" calcext:value-type="float">
            <text:p>42.804651691352</text:p>
          </table:table-cell>
          <table:table-cell table:formula="of:=[.AB7]/SUM([.Z7:.AB7]) *100" office:value-type="float" office:value="17.0764044092579" calcext:value-type="float">
            <text:p>17.0764044092579</text:p>
          </table:table-cell>
          <table:table-cell table:formula="of:=SUM([.H7];[.T7])" office:value-type="float" office:value="1522" calcext:value-type="float">
            <text:p>1522</text:p>
          </table:table-cell>
          <table:table-cell table:formula="of:=SUM([.I7];[.U7])" office:value-type="float" office:value="1291" calcext:value-type="float">
            <text:p>1291</text:p>
          </table:table-cell>
          <table:table-cell table:formula="of:=SUM([.J7];[.V7])" office:value-type="float" office:value="588" calcext:value-type="float">
            <text:p>588</text:p>
          </table:table-cell>
          <table:table-cell table:formula="of:=([.AF7] / SUM([.AF7:.AH7])) * 100" office:value-type="float" office:value="44.7515436636284" calcext:value-type="float">
            <text:p>44.7515436636284</text:p>
          </table:table-cell>
          <table:table-cell table:formula="of:=([.AG7] / SUM([.AF7:.AH7])) * 100" office:value-type="float" office:value="37.9594236989121" calcext:value-type="float">
            <text:p>37.9594236989121</text:p>
          </table:table-cell>
          <table:table-cell table:formula="of:=([.AH7] / SUM([.AF7:.AH7])) * 100" office:value-type="float" office:value="17.2890326374596" calcext:value-type="float">
            <text:p>17.28903263745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10736" calcext:value-type="float">
            <text:p>10736</text:p>
          </table:table-cell>
          <table:table-cell office:value-type="float" office:value="11398" calcext:value-type="float">
            <text:p>11398</text:p>
          </table:table-cell>
          <table:table-cell office:value-type="float" office:value="4543" calcext:value-type="float">
            <text:p>4543</text:p>
          </table:table-cell>
          <table:table-cell table:formula="of:=[.N10] / SUM([.N10:.P10]) * 100" office:value-type="float" office:value="40.244405292949" calcext:value-type="float">
            <text:p>40.244405292949</text:p>
          </table:table-cell>
          <table:table-cell table:formula="of:=[.O10] / SUM([.N10:.P10]) * 100" office:value-type="float" office:value="42.7259436968175" calcext:value-type="float">
            <text:p>42.7259436968175</text:p>
          </table:table-cell>
          <table:table-cell table:formula="of:=[.P10] / SUM([.N10:.P10]) * 100" office:value-type="float" office:value="17.0296510102335" calcext:value-type="float">
            <text:p>17.0296510102335</text:p>
          </table:table-cell>
          <table:table-cell table:formula="of:=[.N10]-[.N7]" office:value-type="float" office:value="145" calcext:value-type="float">
            <text:p>145</text:p>
          </table:table-cell>
          <table:table-cell table:formula="of:=[.O10]-[.O7]" office:value-type="float" office:value="98" calcext:value-type="float">
            <text:p>98</text:p>
          </table:table-cell>
          <table:table-cell table:formula="of:=[.P10]-[.P7]" office:value-type="float" office:value="35" calcext:value-type="float">
            <text:p>35</text:p>
          </table:table-cell>
          <table:table-cell table:formula="of:=([.T10] / SUM([.T10:.V10])) * 100" office:value-type="float" office:value="52.158273381295" calcext:value-type="float">
            <text:p>52.158273381295</text:p>
          </table:table-cell>
          <table:table-cell table:formula="of:=([.U10] / SUM([.T10:.V10])) * 100" office:value-type="float" office:value="35.2517985611511" calcext:value-type="float">
            <text:p>35.2517985611511</text:p>
          </table:table-cell>
          <table:table-cell table:formula="of:=([.V10] / SUM([.T10:.V10])) * 100" office:value-type="float" office:value="12.589928057554" calcext:value-type="float">
            <text:p>12.589928057554</text:p>
          </table:table-cell>
          <table:table-cell table:formula="of:=SUM([.B10];[.N10])" office:value-type="float" office:value="10736" calcext:value-type="float">
            <text:p>10736</text:p>
          </table:table-cell>
          <table:table-cell table:formula="of:=SUM([.C10];[.O10])" office:value-type="float" office:value="11398" calcext:value-type="float">
            <text:p>11398</text:p>
          </table:table-cell>
          <table:table-cell table:formula="of:=SUM([.D10];[.P10])" office:value-type="float" office:value="4543" calcext:value-type="float">
            <text:p>4543</text:p>
          </table:table-cell>
          <table:table-cell table:formula="of:=[.Z10]/SUM([.Z10:.AB10]) *100" office:value-type="float" office:value="40.244405292949" calcext:value-type="float">
            <text:p>40.244405292949</text:p>
          </table:table-cell>
          <table:table-cell table:formula="of:=[.AA10]/SUM([.Z10:.AB10]) *100" office:value-type="float" office:value="42.7259436968175" calcext:value-type="float">
            <text:p>42.7259436968175</text:p>
          </table:table-cell>
          <table:table-cell table:formula="of:=[.AB10]/SUM([.Z10:.AB10]) *100" office:value-type="float" office:value="17.0296510102335" calcext:value-type="float">
            <text:p>17.0296510102335</text:p>
          </table:table-cell>
          <table:table-cell table:formula="of:=SUM([.H10];[.T10])" office:value-type="float" office:value="145" calcext:value-type="float">
            <text:p>145</text:p>
          </table:table-cell>
          <table:table-cell table:formula="of:=SUM([.I10];[.U10])" office:value-type="float" office:value="98" calcext:value-type="float">
            <text:p>98</text:p>
          </table:table-cell>
          <table:table-cell table:formula="of:=SUM([.J10];[.V10])" office:value-type="float" office:value="35" calcext:value-type="float">
            <text:p>35</text:p>
          </table:table-cell>
          <table:table-cell table:formula="of:=([.AF10] / SUM([.AF10:.AH10])) * 100" office:value-type="float" office:value="52.158273381295" calcext:value-type="float">
            <text:p>52.158273381295</text:p>
          </table:table-cell>
          <table:table-cell table:formula="of:=([.AG10] / SUM([.AF10:.AH10])) * 100" office:value-type="float" office:value="35.2517985611511" calcext:value-type="float">
            <text:p>35.2517985611511</text:p>
          </table:table-cell>
          <table:table-cell table:formula="of:=([.AH10] / SUM([.AF10:.AH10])) * 100" office:value-type="float" office:value="12.589928057554" calcext:value-type="float">
            <text:p>12.589928057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1366" calcext:value-type="float">
            <text:p>11366</text:p>
          </table:table-cell>
          <table:table-cell office:value-type="float" office:value="11972" calcext:value-type="float">
            <text:p>11972</text:p>
          </table:table-cell>
          <table:table-cell office:value-type="float" office:value="4790" calcext:value-type="float">
            <text:p>4790</text:p>
          </table:table-cell>
          <table:table-cell table:formula="of:=[.N11] / SUM([.N11:.P11]) * 100" office:value-type="float" office:value="40.4081342434585" calcext:value-type="float">
            <text:p>40.4081342434585</text:p>
          </table:table-cell>
          <table:table-cell table:formula="of:=[.O11] / SUM([.N11:.P11]) * 100" office:value-type="float" office:value="42.5625711035267" calcext:value-type="float">
            <text:p>42.5625711035267</text:p>
          </table:table-cell>
          <table:table-cell table:formula="of:=[.P11] / SUM([.N11:.P11]) * 100" office:value-type="float" office:value="17.0292946530148" calcext:value-type="float">
            <text:p>17.0292946530148</text:p>
          </table:table-cell>
          <table:table-cell table:formula="of:=[.N11]-[.N10]" office:value-type="float" office:value="630" calcext:value-type="float">
            <text:p>630</text:p>
          </table:table-cell>
          <table:table-cell table:formula="of:=[.O11]-[.O10]" office:value-type="float" office:value="574" calcext:value-type="float">
            <text:p>574</text:p>
          </table:table-cell>
          <table:table-cell table:formula="of:=[.P11]-[.P10]" office:value-type="float" office:value="247" calcext:value-type="float">
            <text:p>247</text:p>
          </table:table-cell>
          <table:table-cell table:formula="of:=([.T11] / SUM([.T11:.V11])) * 100" office:value-type="float" office:value="43.4183321847002" calcext:value-type="float">
            <text:p>43.4183321847002</text:p>
          </table:table-cell>
          <table:table-cell table:formula="of:=([.U11] / SUM([.T11:.V11])) * 100" office:value-type="float" office:value="39.5589248793935" calcext:value-type="float">
            <text:p>39.5589248793935</text:p>
          </table:table-cell>
          <table:table-cell table:formula="of:=([.V11] / SUM([.T11:.V11])) * 100" office:value-type="float" office:value="17.0227429359063" calcext:value-type="float">
            <text:p>17.0227429359063</text:p>
          </table:table-cell>
          <table:table-cell table:formula="of:=SUM([.B11];[.N11])" office:value-type="float" office:value="11366" calcext:value-type="float">
            <text:p>11366</text:p>
          </table:table-cell>
          <table:table-cell table:formula="of:=SUM([.C11];[.O11])" office:value-type="float" office:value="11972" calcext:value-type="float">
            <text:p>11972</text:p>
          </table:table-cell>
          <table:table-cell table:formula="of:=SUM([.D11];[.P11])" office:value-type="float" office:value="4790" calcext:value-type="float">
            <text:p>4790</text:p>
          </table:table-cell>
          <table:table-cell table:formula="of:=[.Z11]/SUM([.Z11:.AB11]) *100" office:value-type="float" office:value="40.4081342434585" calcext:value-type="float">
            <text:p>40.4081342434585</text:p>
          </table:table-cell>
          <table:table-cell table:formula="of:=[.AA11]/SUM([.Z11:.AB11]) *100" office:value-type="float" office:value="42.5625711035267" calcext:value-type="float">
            <text:p>42.5625711035267</text:p>
          </table:table-cell>
          <table:table-cell table:formula="of:=[.AB11]/SUM([.Z11:.AB11]) *100" office:value-type="float" office:value="17.0292946530148" calcext:value-type="float">
            <text:p>17.0292946530148</text:p>
          </table:table-cell>
          <table:table-cell table:formula="of:=SUM([.H11];[.T11])" office:value-type="float" office:value="630" calcext:value-type="float">
            <text:p>630</text:p>
          </table:table-cell>
          <table:table-cell table:formula="of:=SUM([.I11];[.U11])" office:value-type="float" office:value="574" calcext:value-type="float">
            <text:p>574</text:p>
          </table:table-cell>
          <table:table-cell table:formula="of:=SUM([.J11];[.V11])" office:value-type="float" office:value="247" calcext:value-type="float">
            <text:p>247</text:p>
          </table:table-cell>
          <table:table-cell table:formula="of:=([.AF11] / SUM([.AF11:.AH11])) * 100" office:value-type="float" office:value="43.4183321847002" calcext:value-type="float">
            <text:p>43.4183321847002</text:p>
          </table:table-cell>
          <table:table-cell table:formula="of:=([.AG11] / SUM([.AF11:.AH11])) * 100" office:value-type="float" office:value="39.5589248793935" calcext:value-type="float">
            <text:p>39.5589248793935</text:p>
          </table:table-cell>
          <table:table-cell table:formula="of:=([.AH11] / SUM([.AF11:.AH11])) * 100" office:value-type="float" office:value="17.0227429359063" calcext:value-type="float">
            <text:p>17.0227429359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12099" calcext:value-type="float">
            <text:p>12099</text:p>
          </table:table-cell>
          <table:table-cell office:value-type="float" office:value="12506" calcext:value-type="float">
            <text:p>12506</text:p>
          </table:table-cell>
          <table:table-cell office:value-type="float" office:value="5034" calcext:value-type="float">
            <text:p>5034</text:p>
          </table:table-cell>
          <table:table-cell table:formula="of:=[.N12] / SUM([.N12:.P12]) * 100" office:value-type="float" office:value="40.8212152906643" calcext:value-type="float">
            <text:p>40.8212152906643</text:p>
          </table:table-cell>
          <table:table-cell table:formula="of:=[.O12] / SUM([.N12:.P12]) * 100" office:value-type="float" office:value="42.1944060190965" calcext:value-type="float">
            <text:p>42.1944060190965</text:p>
          </table:table-cell>
          <table:table-cell table:formula="of:=[.P12] / SUM([.N12:.P12]) * 100" office:value-type="float" office:value="16.9843786902392" calcext:value-type="float">
            <text:p>16.9843786902392</text:p>
          </table:table-cell>
          <table:table-cell table:formula="of:=[.N12]-[.N11]" office:value-type="float" office:value="733" calcext:value-type="float">
            <text:p>733</text:p>
          </table:table-cell>
          <table:table-cell table:formula="of:=[.O12]-[.O11]" office:value-type="float" office:value="534" calcext:value-type="float">
            <text:p>534</text:p>
          </table:table-cell>
          <table:table-cell table:formula="of:=[.P12]-[.P11]" office:value-type="float" office:value="244" calcext:value-type="float">
            <text:p>244</text:p>
          </table:table-cell>
          <table:table-cell table:formula="of:=([.T12] / SUM([.T12:.V12])) * 100" office:value-type="float" office:value="48.5109199205824" calcext:value-type="float">
            <text:p>48.5109199205824</text:p>
          </table:table-cell>
          <table:table-cell table:formula="of:=([.U12] / SUM([.T12:.V12])) * 100" office:value-type="float" office:value="35.3408338848445" calcext:value-type="float">
            <text:p>35.3408338848445</text:p>
          </table:table-cell>
          <table:table-cell table:formula="of:=([.V12] / SUM([.T12:.V12])) * 100" office:value-type="float" office:value="16.1482461945731" calcext:value-type="float">
            <text:p>16.1482461945731</text:p>
          </table:table-cell>
          <table:table-cell table:formula="of:=SUM([.B12];[.N12])" office:value-type="float" office:value="12099" calcext:value-type="float">
            <text:p>12099</text:p>
          </table:table-cell>
          <table:table-cell table:formula="of:=SUM([.C12];[.O12])" office:value-type="float" office:value="12506" calcext:value-type="float">
            <text:p>12506</text:p>
          </table:table-cell>
          <table:table-cell table:formula="of:=SUM([.D12];[.P12])" office:value-type="float" office:value="5034" calcext:value-type="float">
            <text:p>5034</text:p>
          </table:table-cell>
          <table:table-cell table:formula="of:=[.Z12]/SUM([.Z12:.AB12]) *100" office:value-type="float" office:value="40.8212152906643" calcext:value-type="float">
            <text:p>40.8212152906643</text:p>
          </table:table-cell>
          <table:table-cell table:formula="of:=[.AA12]/SUM([.Z12:.AB12]) *100" office:value-type="float" office:value="42.1944060190965" calcext:value-type="float">
            <text:p>42.1944060190965</text:p>
          </table:table-cell>
          <table:table-cell table:formula="of:=[.AB12]/SUM([.Z12:.AB12]) *100" office:value-type="float" office:value="16.9843786902392" calcext:value-type="float">
            <text:p>16.9843786902392</text:p>
          </table:table-cell>
          <table:table-cell table:formula="of:=SUM([.H12];[.T12])" office:value-type="float" office:value="733" calcext:value-type="float">
            <text:p>733</text:p>
          </table:table-cell>
          <table:table-cell table:formula="of:=SUM([.I12];[.U12])" office:value-type="float" office:value="534" calcext:value-type="float">
            <text:p>534</text:p>
          </table:table-cell>
          <table:table-cell table:formula="of:=SUM([.J12];[.V12])" office:value-type="float" office:value="244" calcext:value-type="float">
            <text:p>244</text:p>
          </table:table-cell>
          <table:table-cell table:formula="of:=([.AF12] / SUM([.AF12:.AH12])) * 100" office:value-type="float" office:value="48.5109199205824" calcext:value-type="float">
            <text:p>48.5109199205824</text:p>
          </table:table-cell>
          <table:table-cell table:formula="of:=([.AG12] / SUM([.AF12:.AH12])) * 100" office:value-type="float" office:value="35.3408338848445" calcext:value-type="float">
            <text:p>35.3408338848445</text:p>
          </table:table-cell>
          <table:table-cell table:formula="of:=([.AH12] / SUM([.AF12:.AH12])) * 100" office:value-type="float" office:value="16.1482461945731" calcext:value-type="float">
            <text:p>16.14824619457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2577" calcext:value-type="float">
            <text:p>12577</text:p>
          </table:table-cell>
          <table:table-cell office:value-type="float" office:value="12883" calcext:value-type="float">
            <text:p>12883</text:p>
          </table:table-cell>
          <table:table-cell office:value-type="float" office:value="5203" calcext:value-type="float">
            <text:p>5203</text:p>
          </table:table-cell>
          <table:table-cell table:formula="of:=[.N13] / SUM([.N13:.P13]) * 100" office:value-type="float" office:value="41.0168607116068" calcext:value-type="float">
            <text:p>41.0168607116068</text:p>
          </table:table-cell>
          <table:table-cell table:formula="of:=[.O13] / SUM([.N13:.P13]) * 100" office:value-type="float" office:value="42.0148061181228" calcext:value-type="float">
            <text:p>42.0148061181228</text:p>
          </table:table-cell>
          <table:table-cell table:formula="of:=[.P13] / SUM([.N13:.P13]) * 100" office:value-type="float" office:value="16.9683331702704" calcext:value-type="float">
            <text:p>16.9683331702704</text:p>
          </table:table-cell>
          <table:table-cell table:formula="of:=[.N13]-[.N12]" office:value-type="float" office:value="478" calcext:value-type="float">
            <text:p>478</text:p>
          </table:table-cell>
          <table:table-cell table:formula="of:=[.O13]-[.O12]" office:value-type="float" office:value="377" calcext:value-type="float">
            <text:p>377</text:p>
          </table:table-cell>
          <table:table-cell table:formula="of:=[.P13]-[.P12]" office:value-type="float" office:value="169" calcext:value-type="float">
            <text:p>169</text:p>
          </table:table-cell>
          <table:table-cell table:formula="of:=([.T13] / SUM([.T13:.V13])) * 100" office:value-type="float" office:value="46.6796875" calcext:value-type="float">
            <text:p>46.6796875</text:p>
          </table:table-cell>
          <table:table-cell table:formula="of:=([.U13] / SUM([.T13:.V13])) * 100" office:value-type="float" office:value="36.81640625" calcext:value-type="float">
            <text:p>36.81640625</text:p>
          </table:table-cell>
          <table:table-cell table:formula="of:=([.V13] / SUM([.T13:.V13])) * 100" office:value-type="float" office:value="16.50390625" calcext:value-type="float">
            <text:p>16.50390625</text:p>
          </table:table-cell>
          <table:table-cell table:formula="of:=SUM([.B13];[.N13])" office:value-type="float" office:value="12577" calcext:value-type="float">
            <text:p>12577</text:p>
          </table:table-cell>
          <table:table-cell table:formula="of:=SUM([.C13];[.O13])" office:value-type="float" office:value="12883" calcext:value-type="float">
            <text:p>12883</text:p>
          </table:table-cell>
          <table:table-cell table:formula="of:=SUM([.D13];[.P13])" office:value-type="float" office:value="5203" calcext:value-type="float">
            <text:p>5203</text:p>
          </table:table-cell>
          <table:table-cell table:formula="of:=[.Z13]/SUM([.Z13:.AB13]) *100" office:value-type="float" office:value="41.0168607116068" calcext:value-type="float">
            <text:p>41.0168607116068</text:p>
          </table:table-cell>
          <table:table-cell table:formula="of:=[.AA13]/SUM([.Z13:.AB13]) *100" office:value-type="float" office:value="42.0148061181228" calcext:value-type="float">
            <text:p>42.0148061181228</text:p>
          </table:table-cell>
          <table:table-cell table:formula="of:=[.AB13]/SUM([.Z13:.AB13]) *100" office:value-type="float" office:value="16.9683331702704" calcext:value-type="float">
            <text:p>16.9683331702704</text:p>
          </table:table-cell>
          <table:table-cell table:formula="of:=SUM([.H13];[.T13])" office:value-type="float" office:value="478" calcext:value-type="float">
            <text:p>478</text:p>
          </table:table-cell>
          <table:table-cell table:formula="of:=SUM([.I13];[.U13])" office:value-type="float" office:value="377" calcext:value-type="float">
            <text:p>377</text:p>
          </table:table-cell>
          <table:table-cell table:formula="of:=SUM([.J13];[.V13])" office:value-type="float" office:value="169" calcext:value-type="float">
            <text:p>169</text:p>
          </table:table-cell>
          <table:table-cell table:formula="of:=([.AF13] / SUM([.AF13:.AH13])) * 100" office:value-type="float" office:value="46.6796875" calcext:value-type="float">
            <text:p>46.6796875</text:p>
          </table:table-cell>
          <table:table-cell table:formula="of:=([.AG13] / SUM([.AF13:.AH13])) * 100" office:value-type="float" office:value="36.81640625" calcext:value-type="float">
            <text:p>36.81640625</text:p>
          </table:table-cell>
          <table:table-cell table:formula="of:=([.AH13] / SUM([.AF13:.AH13])) * 100" office:value-type="float" office:value="16.50390625" calcext:value-type="float">
            <text:p>16.5039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3558" calcext:value-type="float">
            <text:p>13558</text:p>
          </table:table-cell>
          <table:table-cell office:value-type="float" office:value="13711" calcext:value-type="float">
            <text:p>13711</text:p>
          </table:table-cell>
          <table:table-cell office:value-type="float" office:value="5597" calcext:value-type="float">
            <text:p>5597</text:p>
          </table:table-cell>
          <table:table-cell table:formula="of:=[.N14] / SUM([.N14:.P14]) * 100" office:value-type="float" office:value="41.2523580600012" calcext:value-type="float">
            <text:p>41.2523580600012</text:p>
          </table:table-cell>
          <table:table-cell table:formula="of:=[.O14] / SUM([.N14:.P14]) * 100" office:value-type="float" office:value="41.7178847441125" calcext:value-type="float">
            <text:p>41.7178847441125</text:p>
          </table:table-cell>
          <table:table-cell table:formula="of:=[.P14] / SUM([.N14:.P14]) * 100" office:value-type="float" office:value="17.0297571958863" calcext:value-type="float">
            <text:p>17.0297571958863</text:p>
          </table:table-cell>
          <table:table-cell table:formula="of:=[.N14]-[.N13]" office:value-type="float" office:value="981" calcext:value-type="float">
            <text:p>981</text:p>
          </table:table-cell>
          <table:table-cell table:formula="of:=[.O14]-[.O13]" office:value-type="float" office:value="828" calcext:value-type="float">
            <text:p>828</text:p>
          </table:table-cell>
          <table:table-cell table:formula="of:=[.P14]-[.P13]" office:value-type="float" office:value="394" calcext:value-type="float">
            <text:p>394</text:p>
          </table:table-cell>
          <table:table-cell table:formula="of:=([.T14] / SUM([.T14:.V14])) * 100" office:value-type="float" office:value="44.5301861098502" calcext:value-type="float">
            <text:p>44.5301861098502</text:p>
          </table:table-cell>
          <table:table-cell table:formula="of:=([.U14] / SUM([.T14:.V14])) * 100" office:value-type="float" office:value="37.5851112119837" calcext:value-type="float">
            <text:p>37.5851112119837</text:p>
          </table:table-cell>
          <table:table-cell table:formula="of:=([.V14] / SUM([.T14:.V14])) * 100" office:value-type="float" office:value="17.8847026781661" calcext:value-type="float">
            <text:p>17.8847026781661</text:p>
          </table:table-cell>
          <table:table-cell table:formula="of:=SUM([.B14];[.N14])" office:value-type="float" office:value="13558" calcext:value-type="float">
            <text:p>13558</text:p>
          </table:table-cell>
          <table:table-cell table:formula="of:=SUM([.C14];[.O14])" office:value-type="float" office:value="13711" calcext:value-type="float">
            <text:p>13711</text:p>
          </table:table-cell>
          <table:table-cell table:formula="of:=SUM([.D14];[.P14])" office:value-type="float" office:value="5597" calcext:value-type="float">
            <text:p>5597</text:p>
          </table:table-cell>
          <table:table-cell table:formula="of:=[.Z14]/SUM([.Z14:.AB14]) *100" office:value-type="float" office:value="41.2523580600012" calcext:value-type="float">
            <text:p>41.2523580600012</text:p>
          </table:table-cell>
          <table:table-cell table:formula="of:=[.AA14]/SUM([.Z14:.AB14]) *100" office:value-type="float" office:value="41.7178847441125" calcext:value-type="float">
            <text:p>41.7178847441125</text:p>
          </table:table-cell>
          <table:table-cell table:formula="of:=[.AB14]/SUM([.Z14:.AB14]) *100" office:value-type="float" office:value="17.0297571958863" calcext:value-type="float">
            <text:p>17.0297571958863</text:p>
          </table:table-cell>
          <table:table-cell table:formula="of:=SUM([.H14];[.T14])" office:value-type="float" office:value="981" calcext:value-type="float">
            <text:p>981</text:p>
          </table:table-cell>
          <table:table-cell table:formula="of:=SUM([.I14];[.U14])" office:value-type="float" office:value="828" calcext:value-type="float">
            <text:p>828</text:p>
          </table:table-cell>
          <table:table-cell table:formula="of:=SUM([.J14];[.V14])" office:value-type="float" office:value="394" calcext:value-type="float">
            <text:p>394</text:p>
          </table:table-cell>
          <table:table-cell table:formula="of:=([.AF14] / SUM([.AF14:.AH14])) * 100" office:value-type="float" office:value="44.5301861098502" calcext:value-type="float">
            <text:p>44.5301861098502</text:p>
          </table:table-cell>
          <table:table-cell table:formula="of:=([.AG14] / SUM([.AF14:.AH14])) * 100" office:value-type="float" office:value="37.5851112119837" calcext:value-type="float">
            <text:p>37.5851112119837</text:p>
          </table:table-cell>
          <table:table-cell table:formula="of:=([.AH14] / SUM([.AF14:.AH14])) * 100" office:value-type="float" office:value="17.8847026781661" calcext:value-type="float">
            <text:p>17.8847026781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3659" calcext:value-type="float">
            <text:p>13659</text:p>
          </table:table-cell>
          <table:table-cell office:value-type="float" office:value="13780" calcext:value-type="float">
            <text:p>13780</text:p>
          </table:table-cell>
          <table:table-cell office:value-type="float" office:value="5620" calcext:value-type="float">
            <text:p>5620</text:p>
          </table:table-cell>
          <table:table-cell table:formula="of:=[.N17] / SUM([.N17:.P17]) * 100" office:value-type="float" office:value="41.3170392328867" calcext:value-type="float">
            <text:p>41.3170392328867</text:p>
          </table:table-cell>
          <table:table-cell table:formula="of:=[.O17] / SUM([.N17:.P17]) * 100" office:value-type="float" office:value="41.6830515139599" calcext:value-type="float">
            <text:p>41.6830515139599</text:p>
          </table:table-cell>
          <table:table-cell table:formula="of:=[.P17] / SUM([.N17:.P17]) * 100" office:value-type="float" office:value="16.9999092531535" calcext:value-type="float">
            <text:p>16.9999092531535</text:p>
          </table:table-cell>
          <table:table-cell table:formula="of:=[.N17]-[.N14]" office:value-type="float" office:value="101" calcext:value-type="float">
            <text:p>101</text:p>
          </table:table-cell>
          <table:table-cell table:formula="of:=[.O17]-[.O14]" office:value-type="float" office:value="69" calcext:value-type="float">
            <text:p>69</text:p>
          </table:table-cell>
          <table:table-cell table:formula="of:=[.P17]-[.P14]" office:value-type="float" office:value="23" calcext:value-type="float">
            <text:p>23</text:p>
          </table:table-cell>
          <table:table-cell table:formula="of:=([.T17] / SUM([.T17:.V17])) * 100" office:value-type="float" office:value="52.3316062176166" calcext:value-type="float">
            <text:p>52.3316062176166</text:p>
          </table:table-cell>
          <table:table-cell table:formula="of:=([.U17] / SUM([.T17:.V17])) * 100" office:value-type="float" office:value="35.7512953367876" calcext:value-type="float">
            <text:p>35.7512953367876</text:p>
          </table:table-cell>
          <table:table-cell table:formula="of:=([.V17] / SUM([.T17:.V17])) * 100" office:value-type="float" office:value="11.9170984455959" calcext:value-type="float">
            <text:p>11.9170984455959</text:p>
          </table:table-cell>
          <table:table-cell table:formula="of:=SUM([.B17];[.N17])" office:value-type="float" office:value="13659" calcext:value-type="float">
            <text:p>13659</text:p>
          </table:table-cell>
          <table:table-cell table:formula="of:=SUM([.C17];[.O17])" office:value-type="float" office:value="13780" calcext:value-type="float">
            <text:p>13780</text:p>
          </table:table-cell>
          <table:table-cell table:formula="of:=SUM([.D17];[.P17])" office:value-type="float" office:value="5620" calcext:value-type="float">
            <text:p>5620</text:p>
          </table:table-cell>
          <table:table-cell table:formula="of:=[.Z17]/SUM([.Z17:.AB17]) *100" office:value-type="float" office:value="41.3170392328867" calcext:value-type="float">
            <text:p>41.3170392328867</text:p>
          </table:table-cell>
          <table:table-cell table:formula="of:=[.AA17]/SUM([.Z17:.AB17]) *100" office:value-type="float" office:value="41.6830515139599" calcext:value-type="float">
            <text:p>41.6830515139599</text:p>
          </table:table-cell>
          <table:table-cell table:formula="of:=[.AB17]/SUM([.Z17:.AB17]) *100" office:value-type="float" office:value="16.9999092531535" calcext:value-type="float">
            <text:p>16.9999092531535</text:p>
          </table:table-cell>
          <table:table-cell table:formula="of:=SUM([.H17];[.T17])" office:value-type="float" office:value="101" calcext:value-type="float">
            <text:p>101</text:p>
          </table:table-cell>
          <table:table-cell table:formula="of:=SUM([.I17];[.U17])" office:value-type="float" office:value="69" calcext:value-type="float">
            <text:p>69</text:p>
          </table:table-cell>
          <table:table-cell table:formula="of:=SUM([.J17];[.V17])" office:value-type="float" office:value="23" calcext:value-type="float">
            <text:p>23</text:p>
          </table:table-cell>
          <table:table-cell table:formula="of:=([.AF17] / SUM([.AF17:.AH17])) * 100" office:value-type="float" office:value="52.3316062176166" calcext:value-type="float">
            <text:p>52.3316062176166</text:p>
          </table:table-cell>
          <table:table-cell table:formula="of:=([.AG17] / SUM([.AF17:.AH17])) * 100" office:value-type="float" office:value="35.7512953367876" calcext:value-type="float">
            <text:p>35.7512953367876</text:p>
          </table:table-cell>
          <table:table-cell table:formula="of:=([.AH17] / SUM([.AF17:.AH17])) * 100" office:value-type="float" office:value="11.9170984455959" calcext:value-type="float">
            <text:p>11.9170984455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4295" calcext:value-type="float">
            <text:p>14295</text:p>
          </table:table-cell>
          <table:table-cell office:value-type="float" office:value="14285" calcext:value-type="float">
            <text:p>14285</text:p>
          </table:table-cell>
          <table:table-cell office:value-type="float" office:value="5856" calcext:value-type="float">
            <text:p>5856</text:p>
          </table:table-cell>
          <table:table-cell table:formula="of:=[.N18] / SUM([.N18:.P18]) * 100" office:value-type="float" office:value="41.5117899872227" calcext:value-type="float">
            <text:p>41.5117899872227</text:p>
          </table:table-cell>
          <table:table-cell table:formula="of:=[.O18] / SUM([.N18:.P18]) * 100" office:value-type="float" office:value="41.4827506098269" calcext:value-type="float">
            <text:p>41.4827506098269</text:p>
          </table:table-cell>
          <table:table-cell table:formula="of:=[.P18] / SUM([.N18:.P18]) * 100" office:value-type="float" office:value="17.0054594029504" calcext:value-type="float">
            <text:p>17.0054594029504</text:p>
          </table:table-cell>
          <table:table-cell table:formula="of:=[.N18]-[.N17]" office:value-type="float" office:value="636" calcext:value-type="float">
            <text:p>636</text:p>
          </table:table-cell>
          <table:table-cell table:formula="of:=[.O18]-[.O17]" office:value-type="float" office:value="505" calcext:value-type="float">
            <text:p>505</text:p>
          </table:table-cell>
          <table:table-cell table:formula="of:=[.P18]-[.P17]" office:value-type="float" office:value="236" calcext:value-type="float">
            <text:p>236</text:p>
          </table:table-cell>
          <table:table-cell table:formula="of:=([.T18] / SUM([.T18:.V18])) * 100" office:value-type="float" office:value="46.1873638344227" calcext:value-type="float">
            <text:p>46.1873638344227</text:p>
          </table:table-cell>
          <table:table-cell table:formula="of:=([.U18] / SUM([.T18:.V18])) * 100" office:value-type="float" office:value="36.6739288307916" calcext:value-type="float">
            <text:p>36.6739288307916</text:p>
          </table:table-cell>
          <table:table-cell table:formula="of:=([.V18] / SUM([.T18:.V18])) * 100" office:value-type="float" office:value="17.1387073347858" calcext:value-type="float">
            <text:p>17.1387073347858</text:p>
          </table:table-cell>
          <table:table-cell table:formula="of:=SUM([.B18];[.N18])" office:value-type="float" office:value="14295" calcext:value-type="float">
            <text:p>14295</text:p>
          </table:table-cell>
          <table:table-cell table:formula="of:=SUM([.C18];[.O18])" office:value-type="float" office:value="14285" calcext:value-type="float">
            <text:p>14285</text:p>
          </table:table-cell>
          <table:table-cell table:formula="of:=SUM([.D18];[.P18])" office:value-type="float" office:value="5856" calcext:value-type="float">
            <text:p>5856</text:p>
          </table:table-cell>
          <table:table-cell table:formula="of:=[.Z18]/SUM([.Z18:.AB18]) *100" office:value-type="float" office:value="41.5117899872227" calcext:value-type="float">
            <text:p>41.5117899872227</text:p>
          </table:table-cell>
          <table:table-cell table:formula="of:=[.AA18]/SUM([.Z18:.AB18]) *100" office:value-type="float" office:value="41.4827506098269" calcext:value-type="float">
            <text:p>41.4827506098269</text:p>
          </table:table-cell>
          <table:table-cell table:formula="of:=[.AB18]/SUM([.Z18:.AB18]) *100" office:value-type="float" office:value="17.0054594029504" calcext:value-type="float">
            <text:p>17.0054594029504</text:p>
          </table:table-cell>
          <table:table-cell table:formula="of:=SUM([.H18];[.T18])" office:value-type="float" office:value="636" calcext:value-type="float">
            <text:p>636</text:p>
          </table:table-cell>
          <table:table-cell table:formula="of:=SUM([.I18];[.U18])" office:value-type="float" office:value="505" calcext:value-type="float">
            <text:p>505</text:p>
          </table:table-cell>
          <table:table-cell table:formula="of:=SUM([.J18];[.V18])" office:value-type="float" office:value="236" calcext:value-type="float">
            <text:p>236</text:p>
          </table:table-cell>
          <table:table-cell table:formula="of:=([.AF18] / SUM([.AF18:.AH18])) * 100" office:value-type="float" office:value="46.1873638344227" calcext:value-type="float">
            <text:p>46.1873638344227</text:p>
          </table:table-cell>
          <table:table-cell table:formula="of:=([.AG18] / SUM([.AF18:.AH18])) * 100" office:value-type="float" office:value="36.6739288307916" calcext:value-type="float">
            <text:p>36.6739288307916</text:p>
          </table:table-cell>
          <table:table-cell table:formula="of:=([.AH18] / SUM([.AF18:.AH18])) * 100" office:value-type="float" office:value="17.1387073347858" calcext:value-type="float">
            <text:p>17.1387073347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4520" calcext:value-type="float">
            <text:p>14520</text:p>
          </table:table-cell>
          <table:table-cell office:value-type="float" office:value="14464" calcext:value-type="float">
            <text:p>14464</text:p>
          </table:table-cell>
          <table:table-cell office:value-type="float" office:value="5908" calcext:value-type="float">
            <text:p>5908</text:p>
          </table:table-cell>
          <table:table-cell table:formula="of:=[.N19] / SUM([.N19:.P19]) * 100" office:value-type="float" office:value="41.6141235813367" calcext:value-type="float">
            <text:p>41.6141235813367</text:p>
          </table:table-cell>
          <table:table-cell table:formula="of:=[.O19] / SUM([.N19:.P19]) * 100" office:value-type="float" office:value="41.4536283388742" calcext:value-type="float">
            <text:p>41.4536283388742</text:p>
          </table:table-cell>
          <table:table-cell table:formula="of:=[.P19] / SUM([.N19:.P19]) * 100" office:value-type="float" office:value="16.9322480797891" calcext:value-type="float">
            <text:p>16.9322480797891</text:p>
          </table:table-cell>
          <table:table-cell table:formula="of:=[.N19]-[.N18]" office:value-type="float" office:value="225" calcext:value-type="float">
            <text:p>225</text:p>
          </table:table-cell>
          <table:table-cell table:formula="of:=[.O19]-[.O18]" office:value-type="float" office:value="179" calcext:value-type="float">
            <text:p>179</text:p>
          </table:table-cell>
          <table:table-cell table:formula="of:=[.P19]-[.P18]" office:value-type="float" office:value="52" calcext:value-type="float">
            <text:p>52</text:p>
          </table:table-cell>
          <table:table-cell table:formula="of:=([.T19] / SUM([.T19:.V19])) * 100" office:value-type="float" office:value="49.3421052631579" calcext:value-type="float">
            <text:p>49.3421052631579</text:p>
          </table:table-cell>
          <table:table-cell table:formula="of:=([.U19] / SUM([.T19:.V19])) * 100" office:value-type="float" office:value="39.2543859649123" calcext:value-type="float">
            <text:p>39.2543859649123</text:p>
          </table:table-cell>
          <table:table-cell table:formula="of:=([.V19] / SUM([.T19:.V19])) * 100" office:value-type="float" office:value="11.4035087719298" calcext:value-type="float">
            <text:p>11.4035087719298</text:p>
          </table:table-cell>
          <table:table-cell table:formula="of:=SUM([.B19];[.N19])" office:value-type="float" office:value="14520" calcext:value-type="float">
            <text:p>14520</text:p>
          </table:table-cell>
          <table:table-cell table:formula="of:=SUM([.C19];[.O19])" office:value-type="float" office:value="14464" calcext:value-type="float">
            <text:p>14464</text:p>
          </table:table-cell>
          <table:table-cell table:formula="of:=SUM([.D19];[.P19])" office:value-type="float" office:value="5908" calcext:value-type="float">
            <text:p>5908</text:p>
          </table:table-cell>
          <table:table-cell table:formula="of:=[.Z19]/SUM([.Z19:.AB19]) *100" office:value-type="float" office:value="41.6141235813367" calcext:value-type="float">
            <text:p>41.6141235813367</text:p>
          </table:table-cell>
          <table:table-cell table:formula="of:=[.AA19]/SUM([.Z19:.AB19]) *100" office:value-type="float" office:value="41.4536283388742" calcext:value-type="float">
            <text:p>41.4536283388742</text:p>
          </table:table-cell>
          <table:table-cell table:formula="of:=[.AB19]/SUM([.Z19:.AB19]) *100" office:value-type="float" office:value="16.9322480797891" calcext:value-type="float">
            <text:p>16.9322480797891</text:p>
          </table:table-cell>
          <table:table-cell table:formula="of:=SUM([.H19];[.T19])" office:value-type="float" office:value="225" calcext:value-type="float">
            <text:p>225</text:p>
          </table:table-cell>
          <table:table-cell table:formula="of:=SUM([.I19];[.U19])" office:value-type="float" office:value="179" calcext:value-type="float">
            <text:p>179</text:p>
          </table:table-cell>
          <table:table-cell table:formula="of:=SUM([.J19];[.V19])" office:value-type="float" office:value="52" calcext:value-type="float">
            <text:p>52</text:p>
          </table:table-cell>
          <table:table-cell table:formula="of:=([.AF19] / SUM([.AF19:.AH19])) * 100" office:value-type="float" office:value="49.3421052631579" calcext:value-type="float">
            <text:p>49.3421052631579</text:p>
          </table:table-cell>
          <table:table-cell table:formula="of:=([.AG19] / SUM([.AF19:.AH19])) * 100" office:value-type="float" office:value="39.2543859649123" calcext:value-type="float">
            <text:p>39.2543859649123</text:p>
          </table:table-cell>
          <table:table-cell table:formula="of:=([.AH19] / SUM([.AF19:.AH19])) * 100" office:value-type="float" office:value="11.4035087719298" calcext:value-type="float">
            <text:p>11.4035087719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5160" calcext:value-type="float">
            <text:p>15160</text:p>
          </table:table-cell>
          <table:table-cell office:value-type="float" office:value="14937" calcext:value-type="float">
            <text:p>14937</text:p>
          </table:table-cell>
          <table:table-cell office:value-type="float" office:value="6125" calcext:value-type="float">
            <text:p>6125</text:p>
          </table:table-cell>
          <table:table-cell table:formula="of:=[.N20] / SUM([.N20:.P20]) * 100" office:value-type="float" office:value="41.8530175031749" calcext:value-type="float">
            <text:p>41.8530175031749</text:p>
          </table:table-cell>
          <table:table-cell table:formula="of:=[.O20] / SUM([.N20:.P20]) * 100" office:value-type="float" office:value="41.2373695544144" calcext:value-type="float">
            <text:p>41.2373695544144</text:p>
          </table:table-cell>
          <table:table-cell table:formula="of:=[.P20] / SUM([.N20:.P20]) * 100" office:value-type="float" office:value="16.9096129424107" calcext:value-type="float">
            <text:p>16.9096129424107</text:p>
          </table:table-cell>
          <table:table-cell table:formula="of:=[.N20]-[.N19]" office:value-type="float" office:value="640" calcext:value-type="float">
            <text:p>640</text:p>
          </table:table-cell>
          <table:table-cell table:formula="of:=[.O20]-[.O19]" office:value-type="float" office:value="473" calcext:value-type="float">
            <text:p>473</text:p>
          </table:table-cell>
          <table:table-cell table:formula="of:=[.P20]-[.P19]" office:value-type="float" office:value="217" calcext:value-type="float">
            <text:p>217</text:p>
          </table:table-cell>
          <table:table-cell table:formula="of:=([.T20] / SUM([.T20:.V20])) * 100" office:value-type="float" office:value="48.1203007518797" calcext:value-type="float">
            <text:p>48.1203007518797</text:p>
          </table:table-cell>
          <table:table-cell table:formula="of:=([.U20] / SUM([.T20:.V20])) * 100" office:value-type="float" office:value="35.5639097744361" calcext:value-type="float">
            <text:p>35.5639097744361</text:p>
          </table:table-cell>
          <table:table-cell table:formula="of:=([.V20] / SUM([.T20:.V20])) * 100" office:value-type="float" office:value="16.3157894736842" calcext:value-type="float">
            <text:p>16.3157894736842</text:p>
          </table:table-cell>
          <table:table-cell table:formula="of:=SUM([.B20];[.N20])" office:value-type="float" office:value="15160" calcext:value-type="float">
            <text:p>15160</text:p>
          </table:table-cell>
          <table:table-cell table:formula="of:=SUM([.C20];[.O20])" office:value-type="float" office:value="14937" calcext:value-type="float">
            <text:p>14937</text:p>
          </table:table-cell>
          <table:table-cell table:formula="of:=SUM([.D20];[.P20])" office:value-type="float" office:value="6125" calcext:value-type="float">
            <text:p>6125</text:p>
          </table:table-cell>
          <table:table-cell table:formula="of:=[.Z20]/SUM([.Z20:.AB20]) *100" office:value-type="float" office:value="41.8530175031749" calcext:value-type="float">
            <text:p>41.8530175031749</text:p>
          </table:table-cell>
          <table:table-cell table:formula="of:=[.AA20]/SUM([.Z20:.AB20]) *100" office:value-type="float" office:value="41.2373695544144" calcext:value-type="float">
            <text:p>41.2373695544144</text:p>
          </table:table-cell>
          <table:table-cell table:formula="of:=[.AB20]/SUM([.Z20:.AB20]) *100" office:value-type="float" office:value="16.9096129424107" calcext:value-type="float">
            <text:p>16.9096129424107</text:p>
          </table:table-cell>
          <table:table-cell table:formula="of:=SUM([.H20];[.T20])" office:value-type="float" office:value="640" calcext:value-type="float">
            <text:p>640</text:p>
          </table:table-cell>
          <table:table-cell table:formula="of:=SUM([.I20];[.U20])" office:value-type="float" office:value="473" calcext:value-type="float">
            <text:p>473</text:p>
          </table:table-cell>
          <table:table-cell table:formula="of:=SUM([.J20];[.V20])" office:value-type="float" office:value="217" calcext:value-type="float">
            <text:p>217</text:p>
          </table:table-cell>
          <table:table-cell table:formula="of:=([.AF20] / SUM([.AF20:.AH20])) * 100" office:value-type="float" office:value="48.1203007518797" calcext:value-type="float">
            <text:p>48.1203007518797</text:p>
          </table:table-cell>
          <table:table-cell table:formula="of:=([.AG20] / SUM([.AF20:.AH20])) * 100" office:value-type="float" office:value="35.5639097744361" calcext:value-type="float">
            <text:p>35.5639097744361</text:p>
          </table:table-cell>
          <table:table-cell table:formula="of:=([.AH20] / SUM([.AF20:.AH20])) * 100" office:value-type="float" office:value="16.3157894736842" calcext:value-type="float">
            <text:p>16.3157894736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2" calcext:value-type="float">
            <text:p>2902</text:p>
          </table:table-cell>
          <table:table-cell office:value-type="float" office:value="3058" calcext:value-type="float">
            <text:p>3058</text:p>
          </table:table-cell>
          <table:table-cell office:value-type="float" office:value="771" calcext:value-type="float">
            <text:p>771</text:p>
          </table:table-cell>
          <table:table-cell table:formula="of:=[.B21] / SUM([.B21:.D21]) * 100" office:value-type="float" office:value="43.1139503788442" calcext:value-type="float">
            <text:p>43.1139503788442</text:p>
          </table:table-cell>
          <table:table-cell table:formula="of:=[.C21] / SUM([.B21:.D21]) * 100" office:value-type="float" office:value="45.431585202793" calcext:value-type="float">
            <text:p>45.431585202793</text:p>
          </table:table-cell>
          <table:table-cell table:formula="of:=[.D21] / SUM([.B21:.D21]) * 100" office:value-type="float" office:value="11.4544644183628" calcext:value-type="float">
            <text:p>11.4544644183628</text:p>
          </table:table-cell>
          <table:table-cell table:formula="of:=[.B21]" office:value-type="float" office:value="2902" calcext:value-type="float">
            <text:p>2902</text:p>
          </table:table-cell>
          <table:table-cell table:formula="of:=[.C21]" office:value-type="float" office:value="3058" calcext:value-type="float">
            <text:p>3058</text:p>
          </table:table-cell>
          <table:table-cell table:formula="of:=[.D21]" office:value-type="float" office:value="771" calcext:value-type="float">
            <text:p>771</text:p>
          </table:table-cell>
          <table:table-cell table:formula="of:=[.H21] / SUM([.H21:.J21]) * 100" office:value-type="float" office:value="43.1139503788442" calcext:value-type="float">
            <text:p>43.1139503788442</text:p>
          </table:table-cell>
          <table:table-cell table:formula="of:=[.I21] / SUM([.H21:.J21]) * 100" office:value-type="float" office:value="45.431585202793" calcext:value-type="float">
            <text:p>45.431585202793</text:p>
          </table:table-cell>
          <table:table-cell table:formula="of:=[.J21] / SUM([.H21:.J21]) * 100" office:value-type="float" office:value="11.4544644183628" calcext:value-type="float">
            <text:p>11.4544644183628</text:p>
          </table:table-cell>
          <table:table-cell office:value-type="float" office:value="15213" calcext:value-type="float">
            <text:p>15213</text:p>
          </table:table-cell>
          <table:table-cell office:value-type="float" office:value="14972" calcext:value-type="float">
            <text:p>14972</text:p>
          </table:table-cell>
          <table:table-cell office:value-type="float" office:value="6136" calcext:value-type="float">
            <text:p>6136</text:p>
          </table:table-cell>
          <table:table-cell table:formula="of:=[.N21] / SUM([.N21:.P21]) * 100" office:value-type="float" office:value="41.8848599983481" calcext:value-type="float">
            <text:p>41.8848599983481</text:p>
          </table:table-cell>
          <table:table-cell table:formula="of:=[.O21] / SUM([.N21:.P21]) * 100" office:value-type="float" office:value="41.2213320117838" calcext:value-type="float">
            <text:p>41.2213320117838</text:p>
          </table:table-cell>
          <table:table-cell table:formula="of:=[.P21] / SUM([.N21:.P21]) * 100" office:value-type="float" office:value="16.8938079898681" calcext:value-type="float">
            <text:p>16.8938079898681</text:p>
          </table:table-cell>
          <table:table-cell table:formula="of:=[.N21]-[.N20]" office:value-type="float" office:value="53" calcext:value-type="float">
            <text:p>53</text:p>
          </table:table-cell>
          <table:table-cell table:formula="of:=[.O21]-[.O20]" office:value-type="float" office:value="35" calcext:value-type="float">
            <text:p>35</text:p>
          </table:table-cell>
          <table:table-cell table:formula="of:=[.P21]-[.P20]" office:value-type="float" office:value="11" calcext:value-type="float">
            <text:p>11</text:p>
          </table:table-cell>
          <table:table-cell table:formula="of:=([.T21] / SUM([.T21:.V21])) * 100" office:value-type="float" office:value="53.5353535353535" calcext:value-type="float">
            <text:p>53.5353535353535</text:p>
          </table:table-cell>
          <table:table-cell table:formula="of:=([.U21] / SUM([.T21:.V21])) * 100" office:value-type="float" office:value="35.3535353535354" calcext:value-type="float">
            <text:p>35.3535353535354</text:p>
          </table:table-cell>
          <table:table-cell table:formula="of:=([.V21] / SUM([.T21:.V21])) * 100" office:value-type="float" office:value="11.1111111111111" calcext:value-type="float">
            <text:p>11.1111111111111</text:p>
          </table:table-cell>
          <table:table-cell table:formula="of:=SUM([.B21];[.N21])" office:value-type="float" office:value="18115" calcext:value-type="float">
            <text:p>18115</text:p>
          </table:table-cell>
          <table:table-cell table:formula="of:=SUM([.C21];[.O21])" office:value-type="float" office:value="18030" calcext:value-type="float">
            <text:p>18030</text:p>
          </table:table-cell>
          <table:table-cell table:formula="of:=SUM([.D21];[.P21])" office:value-type="float" office:value="6907" calcext:value-type="float">
            <text:p>6907</text:p>
          </table:table-cell>
          <table:table-cell table:formula="of:=[.Z21]/SUM([.Z21:.AB21]) *100" office:value-type="float" office:value="42.0770231348137" calcext:value-type="float">
            <text:p>42.0770231348137</text:p>
          </table:table-cell>
          <table:table-cell table:formula="of:=[.AA21]/SUM([.Z21:.AB21]) *100" office:value-type="float" office:value="41.8795874756109" calcext:value-type="float">
            <text:p>41.8795874756109</text:p>
          </table:table-cell>
          <table:table-cell table:formula="of:=[.AB21]/SUM([.Z21:.AB21]) *100" office:value-type="float" office:value="16.0433893895754" calcext:value-type="float">
            <text:p>16.0433893895754</text:p>
          </table:table-cell>
          <table:table-cell table:formula="of:=SUM([.H21];[.T21])" office:value-type="float" office:value="2955" calcext:value-type="float">
            <text:p>2955</text:p>
          </table:table-cell>
          <table:table-cell table:formula="of:=SUM([.I21];[.U21])" office:value-type="float" office:value="3093" calcext:value-type="float">
            <text:p>3093</text:p>
          </table:table-cell>
          <table:table-cell table:formula="of:=SUM([.J21];[.V21])" office:value-type="float" office:value="782" calcext:value-type="float">
            <text:p>782</text:p>
          </table:table-cell>
          <table:table-cell table:formula="of:=([.AF21] / SUM([.AF21:.AH21])) * 100" office:value-type="float" office:value="43.2650073206442" calcext:value-type="float">
            <text:p>43.2650073206442</text:p>
          </table:table-cell>
          <table:table-cell table:formula="of:=([.AG21] / SUM([.AF21:.AH21])) * 100" office:value-type="float" office:value="45.285505124451" calcext:value-type="float">
            <text:p>45.285505124451</text:p>
          </table:table-cell>
          <table:table-cell table:formula="of:=([.AH21] / SUM([.AF21:.AH21])) * 100" office:value-type="float" office:value="11.4494875549048" calcext:value-type="float">
            <text:p>11.4494875549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12" calcext:value-type="float">
            <text:p>4012</text:p>
          </table:table-cell>
          <table:table-cell office:value-type="float" office:value="4526" calcext:value-type="float">
            <text:p>4526</text:p>
          </table:table-cell>
          <table:table-cell office:value-type="float" office:value="1127" calcext:value-type="float">
            <text:p>1127</text:p>
          </table:table-cell>
          <table:table-cell table:formula="of:=[.B22] / SUM([.B22:.D22]) * 100" office:value-type="float" office:value="41.5106052767719" calcext:value-type="float">
            <text:p>41.5106052767719</text:p>
          </table:table-cell>
          <table:table-cell table:formula="of:=[.C22] / SUM([.B22:.D22]) * 100" office:value-type="float" office:value="46.8287635799276" calcext:value-type="float">
            <text:p>46.8287635799276</text:p>
          </table:table-cell>
          <table:table-cell table:formula="of:=[.D22] / SUM([.B22:.D22]) * 100" office:value-type="float" office:value="11.6606311433006" calcext:value-type="float">
            <text:p>11.6606311433006</text:p>
          </table:table-cell>
          <table:table-cell table:formula="of:=[.B22]-[.B21]" office:value-type="float" office:value="1110" calcext:value-type="float">
            <text:p>1110</text:p>
          </table:table-cell>
          <table:table-cell table:formula="of:=[.C22]-[.C21]" office:value-type="float" office:value="1468" calcext:value-type="float">
            <text:p>1468</text:p>
          </table:table-cell>
          <table:table-cell table:formula="of:=[.D22]-[.D21]" office:value-type="float" office:value="356" calcext:value-type="float">
            <text:p>356</text:p>
          </table:table-cell>
          <table:table-cell table:formula="of:=[.H22] / SUM([.H22:.J22]) * 100" office:value-type="float" office:value="37.8323108384458" calcext:value-type="float">
            <text:p>37.8323108384458</text:p>
          </table:table-cell>
          <table:table-cell table:formula="of:=[.I22] / SUM([.H22:.J22]) * 100" office:value-type="float" office:value="50.0340831629175" calcext:value-type="float">
            <text:p>50.0340831629175</text:p>
          </table:table-cell>
          <table:table-cell table:formula="of:=[.J22] / SUM([.H22:.J22]) * 100" office:value-type="float" office:value="12.1336059986367" calcext:value-type="float">
            <text:p>12.1336059986367</text:p>
          </table:table-cell>
          <table:table-cell office:value-type="float" office:value="15449" calcext:value-type="float">
            <text:p>15449</text:p>
          </table:table-cell>
          <table:table-cell office:value-type="float" office:value="15096" calcext:value-type="float">
            <text:p>15096</text:p>
          </table:table-cell>
          <table:table-cell office:value-type="float" office:value="6207" calcext:value-type="float">
            <text:p>6207</text:p>
          </table:table-cell>
          <table:table-cell table:formula="of:=[.N22] / SUM([.N22:.P22]) * 100" office:value-type="float" office:value="42.035807575098" calcext:value-type="float">
            <text:p>42.035807575098</text:p>
          </table:table-cell>
          <table:table-cell table:formula="of:=[.O22] / SUM([.N22:.P22]) * 100" office:value-type="float" office:value="41.0753156290814" calcext:value-type="float">
            <text:p>41.0753156290814</text:p>
          </table:table-cell>
          <table:table-cell table:formula="of:=[.P22] / SUM([.N22:.P22]) * 100" office:value-type="float" office:value="16.8888767958206" calcext:value-type="float">
            <text:p>16.8888767958206</text:p>
          </table:table-cell>
          <table:table-cell table:formula="of:=[.N22]-[.N21]" office:value-type="float" office:value="236" calcext:value-type="float">
            <text:p>236</text:p>
          </table:table-cell>
          <table:table-cell table:formula="of:=[.O22]-[.O21]" office:value-type="float" office:value="124" calcext:value-type="float">
            <text:p>124</text:p>
          </table:table-cell>
          <table:table-cell table:formula="of:=[.P22]-[.P21]" office:value-type="float" office:value="71" calcext:value-type="float">
            <text:p>71</text:p>
          </table:table-cell>
          <table:table-cell table:formula="of:=([.T22] / SUM([.T22:.V22])) * 100" office:value-type="float" office:value="54.7563805104408" calcext:value-type="float">
            <text:p>54.7563805104408</text:p>
          </table:table-cell>
          <table:table-cell table:formula="of:=([.U22] / SUM([.T22:.V22])) * 100" office:value-type="float" office:value="28.7703016241299" calcext:value-type="float">
            <text:p>28.7703016241299</text:p>
          </table:table-cell>
          <table:table-cell table:formula="of:=([.V22] / SUM([.T22:.V22])) * 100" office:value-type="float" office:value="16.4733178654292" calcext:value-type="float">
            <text:p>16.4733178654292</text:p>
          </table:table-cell>
          <table:table-cell table:formula="of:=SUM([.B22];[.N22])" office:value-type="float" office:value="19461" calcext:value-type="float">
            <text:p>19461</text:p>
          </table:table-cell>
          <table:table-cell table:formula="of:=SUM([.C22];[.O22])" office:value-type="float" office:value="19622" calcext:value-type="float">
            <text:p>19622</text:p>
          </table:table-cell>
          <table:table-cell table:formula="of:=SUM([.D22];[.P22])" office:value-type="float" office:value="7334" calcext:value-type="float">
            <text:p>7334</text:p>
          </table:table-cell>
          <table:table-cell table:formula="of:=[.Z22]/SUM([.Z22:.AB22]) *100" office:value-type="float" office:value="41.9264493612254" calcext:value-type="float">
            <text:p>41.9264493612254</text:p>
          </table:table-cell>
          <table:table-cell table:formula="of:=[.AA22]/SUM([.Z22:.AB22]) *100" office:value-type="float" office:value="42.2733050391021" calcext:value-type="float">
            <text:p>42.2733050391021</text:p>
          </table:table-cell>
          <table:table-cell table:formula="of:=[.AB22]/SUM([.Z22:.AB22]) *100" office:value-type="float" office:value="15.8002455996725" calcext:value-type="float">
            <text:p>15.8002455996725</text:p>
          </table:table-cell>
          <table:table-cell table:formula="of:=SUM([.H22];[.T22])" office:value-type="float" office:value="1346" calcext:value-type="float">
            <text:p>1346</text:p>
          </table:table-cell>
          <table:table-cell table:formula="of:=SUM([.I22];[.U22])" office:value-type="float" office:value="1592" calcext:value-type="float">
            <text:p>1592</text:p>
          </table:table-cell>
          <table:table-cell table:formula="of:=SUM([.J22];[.V22])" office:value-type="float" office:value="427" calcext:value-type="float">
            <text:p>427</text:p>
          </table:table-cell>
          <table:table-cell table:formula="of:=([.AF22] / SUM([.AF22:.AH22])) * 100" office:value-type="float" office:value="40" calcext:value-type="float">
            <text:p>40</text:p>
          </table:table-cell>
          <table:table-cell table:formula="of:=([.AG22] / SUM([.AF22:.AH22])) * 100" office:value-type="float" office:value="47.3105497771174" calcext:value-type="float">
            <text:p>47.3105497771174</text:p>
          </table:table-cell>
          <table:table-cell table:formula="of:=([.AH22] / SUM([.AF22:.AH22])) * 100" office:value-type="float" office:value="12.6894502228826" calcext:value-type="float">
            <text:p>12.6894502228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1" calcext:value-type="float">
            <text:p>6241</text:p>
          </table:table-cell>
          <table:table-cell office:value-type="float" office:value="8221" calcext:value-type="float">
            <text:p>8221</text:p>
          </table:table-cell>
          <table:table-cell office:value-type="float" office:value="1949" calcext:value-type="float">
            <text:p>1949</text:p>
          </table:table-cell>
          <table:table-cell table:formula="of:=[.B23] / SUM([.B23:.D23]) * 100" office:value-type="float" office:value="38.0293705441472" calcext:value-type="float">
            <text:p>38.0293705441472</text:p>
          </table:table-cell>
          <table:table-cell table:formula="of:=[.C23] / SUM([.B23:.D23]) * 100" office:value-type="float" office:value="50.0944488452867" calcext:value-type="float">
            <text:p>50.0944488452867</text:p>
          </table:table-cell>
          <table:table-cell table:formula="of:=[.D23] / SUM([.B23:.D23]) * 100" office:value-type="float" office:value="11.8761806105661" calcext:value-type="float">
            <text:p>11.8761806105661</text:p>
          </table:table-cell>
          <table:table-cell table:formula="of:=[.B23]-[.B22]" office:value-type="float" office:value="2229" calcext:value-type="float">
            <text:p>2229</text:p>
          </table:table-cell>
          <table:table-cell table:formula="of:=[.C23]-[.C22]" office:value-type="float" office:value="3695" calcext:value-type="float">
            <text:p>3695</text:p>
          </table:table-cell>
          <table:table-cell table:formula="of:=[.D23]-[.D22]" office:value-type="float" office:value="822" calcext:value-type="float">
            <text:p>822</text:p>
          </table:table-cell>
          <table:table-cell table:formula="of:=[.H23] / SUM([.H23:.J23]) * 100" office:value-type="float" office:value="33.0418025496591" calcext:value-type="float">
            <text:p>33.0418025496591</text:p>
          </table:table-cell>
          <table:table-cell table:formula="of:=[.I23] / SUM([.H23:.J23]) * 100" office:value-type="float" office:value="54.7731989327009" calcext:value-type="float">
            <text:p>54.7731989327009</text:p>
          </table:table-cell>
          <table:table-cell table:formula="of:=[.J23] / SUM([.H23:.J23]) * 100" office:value-type="float" office:value="12.1849985176401" calcext:value-type="float">
            <text:p>12.1849985176401</text:p>
          </table:table-cell>
          <table:table-cell office:value-type="float" office:value="16533" calcext:value-type="float">
            <text:p>16533</text:p>
          </table:table-cell>
          <table:table-cell office:value-type="float" office:value="15810" calcext:value-type="float">
            <text:p>15810</text:p>
          </table:table-cell>
          <table:table-cell office:value-type="float" office:value="6596" calcext:value-type="float">
            <text:p>6596</text:p>
          </table:table-cell>
          <table:table-cell table:formula="of:=[.N23] / SUM([.N23:.P23]) * 100" office:value-type="float" office:value="42.4587174811885" calcext:value-type="float">
            <text:p>42.4587174811885</text:p>
          </table:table-cell>
          <table:table-cell table:formula="of:=[.O23] / SUM([.N23:.P23]) * 100" office:value-type="float" office:value="40.6019671794345" calcext:value-type="float">
            <text:p>40.6019671794345</text:p>
          </table:table-cell>
          <table:table-cell table:formula="of:=[.P23] / SUM([.N23:.P23]) * 100" office:value-type="float" office:value="16.939315339377" calcext:value-type="float">
            <text:p>16.939315339377</text:p>
          </table:table-cell>
          <table:table-cell table:formula="of:=[.N23]-[.N22]" office:value-type="float" office:value="1084" calcext:value-type="float">
            <text:p>1084</text:p>
          </table:table-cell>
          <table:table-cell table:formula="of:=[.O23]-[.O22]" office:value-type="float" office:value="714" calcext:value-type="float">
            <text:p>714</text:p>
          </table:table-cell>
          <table:table-cell table:formula="of:=[.P23]-[.P22]" office:value-type="float" office:value="389" calcext:value-type="float">
            <text:p>389</text:p>
          </table:table-cell>
          <table:table-cell table:formula="of:=([.T23] / SUM([.T23:.V23])) * 100" office:value-type="float" office:value="49.5656149977138" calcext:value-type="float">
            <text:p>49.5656149977138</text:p>
          </table:table-cell>
          <table:table-cell table:formula="of:=([.U23] / SUM([.T23:.V23])) * 100" office:value-type="float" office:value="32.6474622770919" calcext:value-type="float">
            <text:p>32.6474622770919</text:p>
          </table:table-cell>
          <table:table-cell table:formula="of:=([.V23] / SUM([.T23:.V23])) * 100" office:value-type="float" office:value="17.7869227251943" calcext:value-type="float">
            <text:p>17.7869227251943</text:p>
          </table:table-cell>
          <table:table-cell table:formula="of:=SUM([.B23];[.N23])" office:value-type="float" office:value="22774" calcext:value-type="float">
            <text:p>22774</text:p>
          </table:table-cell>
          <table:table-cell table:formula="of:=SUM([.C23];[.O23])" office:value-type="float" office:value="24031" calcext:value-type="float">
            <text:p>24031</text:p>
          </table:table-cell>
          <table:table-cell table:formula="of:=SUM([.D23];[.P23])" office:value-type="float" office:value="8545" calcext:value-type="float">
            <text:p>8545</text:p>
          </table:table-cell>
          <table:table-cell table:formula="of:=[.Z23]/SUM([.Z23:.AB23]) *100" office:value-type="float" office:value="41.1454381210479" calcext:value-type="float">
            <text:p>41.1454381210479</text:p>
          </table:table-cell>
          <table:table-cell table:formula="of:=[.AA23]/SUM([.Z23:.AB23]) *100" office:value-type="float" office:value="43.416440831075" calcext:value-type="float">
            <text:p>43.416440831075</text:p>
          </table:table-cell>
          <table:table-cell table:formula="of:=[.AB23]/SUM([.Z23:.AB23]) *100" office:value-type="float" office:value="15.4381210478771" calcext:value-type="float">
            <text:p>15.4381210478771</text:p>
          </table:table-cell>
          <table:table-cell table:formula="of:=SUM([.H23];[.T23])" office:value-type="float" office:value="3313" calcext:value-type="float">
            <text:p>3313</text:p>
          </table:table-cell>
          <table:table-cell table:formula="of:=SUM([.I23];[.U23])" office:value-type="float" office:value="4409" calcext:value-type="float">
            <text:p>4409</text:p>
          </table:table-cell>
          <table:table-cell table:formula="of:=SUM([.J23];[.V23])" office:value-type="float" office:value="1211" calcext:value-type="float">
            <text:p>1211</text:p>
          </table:table-cell>
          <table:table-cell table:formula="of:=([.AF23] / SUM([.AF23:.AH23])) * 100" office:value-type="float" office:value="37.0872047464458" calcext:value-type="float">
            <text:p>37.0872047464458</text:p>
          </table:table-cell>
          <table:table-cell table:formula="of:=([.AG23] / SUM([.AF23:.AH23])) * 100" office:value-type="float" office:value="49.3563192656442" calcext:value-type="float">
            <text:p>49.3563192656442</text:p>
          </table:table-cell>
          <table:table-cell table:formula="of:=([.AH23] / SUM([.AF23:.AH23])) * 100" office:value-type="float" office:value="13.55647598791" calcext:value-type="float">
            <text:p>13.55647598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92" calcext:value-type="float">
            <text:p>8392</text:p>
          </table:table-cell>
          <table:table-cell office:value-type="float" office:value="12117" calcext:value-type="float">
            <text:p>12117</text:p>
          </table:table-cell>
          <table:table-cell office:value-type="float" office:value="2822" calcext:value-type="float">
            <text:p>2822</text:p>
          </table:table-cell>
          <table:table-cell table:formula="of:=[.B24] / SUM([.B24:.D24]) * 100" office:value-type="float" office:value="35.969311216836" calcext:value-type="float">
            <text:p>35.969311216836</text:p>
          </table:table-cell>
          <table:table-cell table:formula="of:=[.C24] / SUM([.B24:.D24]) * 100" office:value-type="float" office:value="51.9351935193519" calcext:value-type="float">
            <text:p>51.9351935193519</text:p>
          </table:table-cell>
          <table:table-cell table:formula="of:=[.D24] / SUM([.B24:.D24]) * 100" office:value-type="float" office:value="12.0954952638121" calcext:value-type="float">
            <text:p>12.0954952638121</text:p>
          </table:table-cell>
          <table:table-cell table:formula="of:=[.B24]-[.B23]" office:value-type="float" office:value="2151" calcext:value-type="float">
            <text:p>2151</text:p>
          </table:table-cell>
          <table:table-cell table:formula="of:=[.C24]-[.C23]" office:value-type="float" office:value="3896" calcext:value-type="float">
            <text:p>3896</text:p>
          </table:table-cell>
          <table:table-cell table:formula="of:=[.D24]-[.D23]" office:value-type="float" office:value="873" calcext:value-type="float">
            <text:p>873</text:p>
          </table:table-cell>
          <table:table-cell table:formula="of:=[.H24] / SUM([.H24:.J24]) * 100" office:value-type="float" office:value="31.0838150289017" calcext:value-type="float">
            <text:p>31.0838150289017</text:p>
          </table:table-cell>
          <table:table-cell table:formula="of:=[.I24] / SUM([.H24:.J24]) * 100" office:value-type="float" office:value="56.3005780346821" calcext:value-type="float">
            <text:p>56.3005780346821</text:p>
          </table:table-cell>
          <table:table-cell table:formula="of:=[.J24] / SUM([.H24:.J24]) * 100" office:value-type="float" office:value="12.6156069364162" calcext:value-type="float">
            <text:p>12.6156069364162</text:p>
          </table:table-cell>
          <table:table-cell office:value-type="float" office:value="16878" calcext:value-type="float">
            <text:p>16878</text:p>
          </table:table-cell>
          <table:table-cell office:value-type="float" office:value="16000" calcext:value-type="float">
            <text:p>16000</text:p>
          </table:table-cell>
          <table:table-cell office:value-type="float" office:value="6693" calcext:value-type="float">
            <text:p>6693</text:p>
          </table:table-cell>
          <table:table-cell table:formula="of:=[.N24] / SUM([.N24:.P24]) * 100" office:value-type="float" office:value="42.6524474994314" calcext:value-type="float">
            <text:p>42.6524474994314</text:p>
          </table:table-cell>
          <table:table-cell table:formula="of:=[.O24] / SUM([.N24:.P24]) * 100" office:value-type="float" office:value="40.4336509059665" calcext:value-type="float">
            <text:p>40.4336509059665</text:p>
          </table:table-cell>
          <table:table-cell table:formula="of:=[.P24] / SUM([.N24:.P24]) * 100" office:value-type="float" office:value="16.9139015946021" calcext:value-type="float">
            <text:p>16.9139015946021</text:p>
          </table:table-cell>
          <table:table-cell table:formula="of:=[.N24]-[.N23]" office:value-type="float" office:value="345" calcext:value-type="float">
            <text:p>345</text:p>
          </table:table-cell>
          <table:table-cell table:formula="of:=[.O24]-[.O23]" office:value-type="float" office:value="190" calcext:value-type="float">
            <text:p>190</text:p>
          </table:table-cell>
          <table:table-cell table:formula="of:=[.P24]-[.P23]" office:value-type="float" office:value="97" calcext:value-type="float">
            <text:p>97</text:p>
          </table:table-cell>
          <table:table-cell table:formula="of:=([.T24] / SUM([.T24:.V24])) * 100" office:value-type="float" office:value="54.5886075949367" calcext:value-type="float">
            <text:p>54.5886075949367</text:p>
          </table:table-cell>
          <table:table-cell table:formula="of:=([.U24] / SUM([.T24:.V24])) * 100" office:value-type="float" office:value="30.0632911392405" calcext:value-type="float">
            <text:p>30.0632911392405</text:p>
          </table:table-cell>
          <table:table-cell table:formula="of:=([.V24] / SUM([.T24:.V24])) * 100" office:value-type="float" office:value="15.3481012658228" calcext:value-type="float">
            <text:p>15.3481012658228</text:p>
          </table:table-cell>
          <table:table-cell table:formula="of:=SUM([.B24];[.N24])" office:value-type="float" office:value="25270" calcext:value-type="float">
            <text:p>25270</text:p>
          </table:table-cell>
          <table:table-cell table:formula="of:=SUM([.C24];[.O24])" office:value-type="float" office:value="28117" calcext:value-type="float">
            <text:p>28117</text:p>
          </table:table-cell>
          <table:table-cell table:formula="of:=SUM([.D24];[.P24])" office:value-type="float" office:value="9515" calcext:value-type="float">
            <text:p>9515</text:p>
          </table:table-cell>
          <table:table-cell table:formula="of:=[.Z24]/SUM([.Z24:.AB24]) *100" office:value-type="float" office:value="40.1736033830403" calcext:value-type="float">
            <text:p>40.1736033830403</text:p>
          </table:table-cell>
          <table:table-cell table:formula="of:=[.AA24]/SUM([.Z24:.AB24]) *100" office:value-type="float" office:value="44.6996915837334" calcext:value-type="float">
            <text:p>44.6996915837334</text:p>
          </table:table-cell>
          <table:table-cell table:formula="of:=[.AB24]/SUM([.Z24:.AB24]) *100" office:value-type="float" office:value="15.1267050332263" calcext:value-type="float">
            <text:p>15.1267050332263</text:p>
          </table:table-cell>
          <table:table-cell table:formula="of:=SUM([.H24];[.T24])" office:value-type="float" office:value="2496" calcext:value-type="float">
            <text:p>2496</text:p>
          </table:table-cell>
          <table:table-cell table:formula="of:=SUM([.I24];[.U24])" office:value-type="float" office:value="4086" calcext:value-type="float">
            <text:p>4086</text:p>
          </table:table-cell>
          <table:table-cell table:formula="of:=SUM([.J24];[.V24])" office:value-type="float" office:value="970" calcext:value-type="float">
            <text:p>970</text:p>
          </table:table-cell>
          <table:table-cell table:formula="of:=([.AF24] / SUM([.AF24:.AH24])) * 100" office:value-type="float" office:value="33.0508474576271" calcext:value-type="float">
            <text:p>33.0508474576271</text:p>
          </table:table-cell>
          <table:table-cell table:formula="of:=([.AG24] / SUM([.AF24:.AH24])) * 100" office:value-type="float" office:value="54.1048728813559" calcext:value-type="float">
            <text:p>54.1048728813559</text:p>
          </table:table-cell>
          <table:table-cell table:formula="of:=([.AH24] / SUM([.AF24:.AH24])) * 100" office:value-type="float" office:value="12.844279661017" calcext:value-type="float">
            <text:p>12.844279661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09" calcext:value-type="float">
            <text:p>10409</text:p>
          </table:table-cell>
          <table:table-cell office:value-type="float" office:value="15473" calcext:value-type="float">
            <text:p>15473</text:p>
          </table:table-cell>
          <table:table-cell office:value-type="float" office:value="3679" calcext:value-type="float">
            <text:p>3679</text:p>
          </table:table-cell>
          <table:table-cell table:formula="of:=[.B25] / SUM([.B25:.D25]) * 100" office:value-type="float" office:value="35.2119346436183" calcext:value-type="float">
            <text:p>35.2119346436183</text:p>
          </table:table-cell>
          <table:table-cell table:formula="of:=[.C25] / SUM([.B25:.D25]) * 100" office:value-type="float" office:value="52.3426135787017" calcext:value-type="float">
            <text:p>52.3426135787017</text:p>
          </table:table-cell>
          <table:table-cell table:formula="of:=[.D25] / SUM([.B25:.D25]) * 100" office:value-type="float" office:value="12.4454517776801" calcext:value-type="float">
            <text:p>12.4454517776801</text:p>
          </table:table-cell>
          <table:table-cell table:formula="of:=[.B25]-[.B24]" office:value-type="float" office:value="2017" calcext:value-type="float">
            <text:p>2017</text:p>
          </table:table-cell>
          <table:table-cell table:formula="of:=[.C25]-[.C24]" office:value-type="float" office:value="3356" calcext:value-type="float">
            <text:p>3356</text:p>
          </table:table-cell>
          <table:table-cell table:formula="of:=[.D25]-[.D24]" office:value-type="float" office:value="857" calcext:value-type="float">
            <text:p>857</text:p>
          </table:table-cell>
          <table:table-cell table:formula="of:=[.H25] / SUM([.H25:.J25]) * 100" office:value-type="float" office:value="32.3756019261637" calcext:value-type="float">
            <text:p>32.3756019261637</text:p>
          </table:table-cell>
          <table:table-cell table:formula="of:=[.I25] / SUM([.H25:.J25]) * 100" office:value-type="float" office:value="53.868378812199" calcext:value-type="float">
            <text:p>53.868378812199</text:p>
          </table:table-cell>
          <table:table-cell table:formula="of:=[.J25] / SUM([.H25:.J25]) * 100" office:value-type="float" office:value="13.7560192616372" calcext:value-type="float">
            <text:p>13.7560192616372</text:p>
          </table:table-cell>
          <table:table-cell office:value-type="float" office:value="17757" calcext:value-type="float">
            <text:p>17757</text:p>
          </table:table-cell>
          <table:table-cell office:value-type="float" office:value="16558" calcext:value-type="float">
            <text:p>16558</text:p>
          </table:table-cell>
          <table:table-cell office:value-type="float" office:value="7030" calcext:value-type="float">
            <text:p>7030</text:p>
          </table:table-cell>
          <table:table-cell table:formula="of:=[.N25] / SUM([.N25:.P25]) * 100" office:value-type="float" office:value="42.9483613496191" calcext:value-type="float">
            <text:p>42.9483613496191</text:p>
          </table:table-cell>
          <table:table-cell table:formula="of:=[.O25] / SUM([.N25:.P25]) * 100" office:value-type="float" office:value="40.0483734429798" calcext:value-type="float">
            <text:p>40.0483734429798</text:p>
          </table:table-cell>
          <table:table-cell table:formula="of:=[.P25] / SUM([.N25:.P25]) * 100" office:value-type="float" office:value="17.0032652074011" calcext:value-type="float">
            <text:p>17.0032652074011</text:p>
          </table:table-cell>
          <table:table-cell table:formula="of:=[.N25]-[.N24]" office:value-type="float" office:value="879" calcext:value-type="float">
            <text:p>879</text:p>
          </table:table-cell>
          <table:table-cell table:formula="of:=[.O25]-[.O24]" office:value-type="float" office:value="558" calcext:value-type="float">
            <text:p>558</text:p>
          </table:table-cell>
          <table:table-cell table:formula="of:=[.P25]-[.P24]" office:value-type="float" office:value="337" calcext:value-type="float">
            <text:p>337</text:p>
          </table:table-cell>
          <table:table-cell table:formula="of:=([.T25] / SUM([.T25:.V25])) * 100" office:value-type="float" office:value="49.5490417136415" calcext:value-type="float">
            <text:p>49.5490417136415</text:p>
          </table:table-cell>
          <table:table-cell table:formula="of:=([.U25] / SUM([.T25:.V25])) * 100" office:value-type="float" office:value="31.4543404735062" calcext:value-type="float">
            <text:p>31.4543404735062</text:p>
          </table:table-cell>
          <table:table-cell table:formula="of:=([.V25] / SUM([.T25:.V25])) * 100" office:value-type="float" office:value="18.9966178128523" calcext:value-type="float">
            <text:p>18.9966178128523</text:p>
          </table:table-cell>
          <table:table-cell table:formula="of:=SUM([.B25];[.N25])" office:value-type="float" office:value="28166" calcext:value-type="float">
            <text:p>28166</text:p>
          </table:table-cell>
          <table:table-cell table:formula="of:=SUM([.C25];[.O25])" office:value-type="float" office:value="32031" calcext:value-type="float">
            <text:p>32031</text:p>
          </table:table-cell>
          <table:table-cell table:formula="of:=SUM([.D25];[.P25])" office:value-type="float" office:value="10709" calcext:value-type="float">
            <text:p>10709</text:p>
          </table:table-cell>
          <table:table-cell table:formula="of:=[.Z25]/SUM([.Z25:.AB25]) *100" office:value-type="float" office:value="39.7230135672581" calcext:value-type="float">
            <text:p>39.7230135672581</text:p>
          </table:table-cell>
          <table:table-cell table:formula="of:=[.AA25]/SUM([.Z25:.AB25]) *100" office:value-type="float" office:value="45.1738921953008" calcext:value-type="float">
            <text:p>45.1738921953008</text:p>
          </table:table-cell>
          <table:table-cell table:formula="of:=[.AB25]/SUM([.Z25:.AB25]) *100" office:value-type="float" office:value="15.1030942374411" calcext:value-type="float">
            <text:p>15.1030942374411</text:p>
          </table:table-cell>
          <table:table-cell table:formula="of:=SUM([.H25];[.T25])" office:value-type="float" office:value="2896" calcext:value-type="float">
            <text:p>2896</text:p>
          </table:table-cell>
          <table:table-cell table:formula="of:=SUM([.I25];[.U25])" office:value-type="float" office:value="3914" calcext:value-type="float">
            <text:p>3914</text:p>
          </table:table-cell>
          <table:table-cell table:formula="of:=SUM([.J25];[.V25])" office:value-type="float" office:value="1194" calcext:value-type="float">
            <text:p>1194</text:p>
          </table:table-cell>
          <table:table-cell table:formula="of:=([.AF25] / SUM([.AF25:.AH25])) * 100" office:value-type="float" office:value="36.1819090454773" calcext:value-type="float">
            <text:p>36.1819090454773</text:p>
          </table:table-cell>
          <table:table-cell table:formula="of:=([.AG25] / SUM([.AF25:.AH25])) * 100" office:value-type="float" office:value="48.9005497251374" calcext:value-type="float">
            <text:p>48.9005497251374</text:p>
          </table:table-cell>
          <table:table-cell table:formula="of:=([.AH25] / SUM([.AF25:.AH25])) * 100" office:value-type="float" office:value="14.9175412293853" calcext:value-type="float">
            <text:p>14.91754122938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44" calcext:value-type="float">
            <text:p>11544</text:p>
          </table:table-cell>
          <table:table-cell office:value-type="float" office:value="17329" calcext:value-type="float">
            <text:p>17329</text:p>
          </table:table-cell>
          <table:table-cell office:value-type="float" office:value="4261" calcext:value-type="float">
            <text:p>4261</text:p>
          </table:table-cell>
          <table:table-cell table:formula="of:=[.B26] / SUM([.B26:.D26]) * 100" office:value-type="float" office:value="34.8403452646828" calcext:value-type="float">
            <text:p>34.8403452646828</text:p>
          </table:table-cell>
          <table:table-cell table:formula="of:=[.C26] / SUM([.B26:.D26]) * 100" office:value-type="float" office:value="52.29975252007" calcext:value-type="float">
            <text:p>52.29975252007</text:p>
          </table:table-cell>
          <table:table-cell table:formula="of:=[.D26] / SUM([.B26:.D26]) * 100" office:value-type="float" office:value="12.8599022152472" calcext:value-type="float">
            <text:p>12.8599022152472</text:p>
          </table:table-cell>
          <table:table-cell table:formula="of:=[.B26]-[.B25]" office:value-type="float" office:value="1135" calcext:value-type="float">
            <text:p>1135</text:p>
          </table:table-cell>
          <table:table-cell table:formula="of:=[.C26]-[.C25]" office:value-type="float" office:value="1856" calcext:value-type="float">
            <text:p>1856</text:p>
          </table:table-cell>
          <table:table-cell table:formula="of:=[.D26]-[.D25]" office:value-type="float" office:value="582" calcext:value-type="float">
            <text:p>582</text:p>
          </table:table-cell>
          <table:table-cell table:formula="of:=[.H26] / SUM([.H26:.J26]) * 100" office:value-type="float" office:value="31.766022949902" calcext:value-type="float">
            <text:p>31.766022949902</text:p>
          </table:table-cell>
          <table:table-cell table:formula="of:=[.I26] / SUM([.H26:.J26]) * 100" office:value-type="float" office:value="51.9451441365799" calcext:value-type="float">
            <text:p>51.9451441365799</text:p>
          </table:table-cell>
          <table:table-cell table:formula="of:=[.J26] / SUM([.H26:.J26]) * 100" office:value-type="float" office:value="16.2888329135181" calcext:value-type="float">
            <text:p>16.2888329135181</text:p>
          </table:table-cell>
          <table:table-cell office:value-type="float" office:value="18214" calcext:value-type="float">
            <text:p>18214</text:p>
          </table:table-cell>
          <table:table-cell office:value-type="float" office:value="16893" calcext:value-type="float">
            <text:p>16893</text:p>
          </table:table-cell>
          <table:table-cell office:value-type="float" office:value="7180" calcext:value-type="float">
            <text:p>7180</text:p>
          </table:table-cell>
          <table:table-cell table:formula="of:=[.N26] / SUM([.N26:.P26]) * 100" office:value-type="float" office:value="43.0723390167191" calcext:value-type="float">
            <text:p>43.0723390167191</text:p>
          </table:table-cell>
          <table:table-cell table:formula="of:=[.O26] / SUM([.N26:.P26]) * 100" office:value-type="float" office:value="39.9484475134202" calcext:value-type="float">
            <text:p>39.9484475134202</text:p>
          </table:table-cell>
          <table:table-cell table:formula="of:=[.P26] / SUM([.N26:.P26]) * 100" office:value-type="float" office:value="16.9792134698607" calcext:value-type="float">
            <text:p>16.9792134698607</text:p>
          </table:table-cell>
          <table:table-cell table:formula="of:=[.N26]-[.N25]" office:value-type="float" office:value="457" calcext:value-type="float">
            <text:p>457</text:p>
          </table:table-cell>
          <table:table-cell table:formula="of:=[.O26]-[.O25]" office:value-type="float" office:value="335" calcext:value-type="float">
            <text:p>335</text:p>
          </table:table-cell>
          <table:table-cell table:formula="of:=[.P26]-[.P25]" office:value-type="float" office:value="150" calcext:value-type="float">
            <text:p>150</text:p>
          </table:table-cell>
          <table:table-cell table:formula="of:=([.T26] / SUM([.T26:.V26])) * 100" office:value-type="float" office:value="48.5138004246285" calcext:value-type="float">
            <text:p>48.5138004246285</text:p>
          </table:table-cell>
          <table:table-cell table:formula="of:=([.U26] / SUM([.T26:.V26])) * 100" office:value-type="float" office:value="35.5626326963907" calcext:value-type="float">
            <text:p>35.5626326963907</text:p>
          </table:table-cell>
          <table:table-cell table:formula="of:=([.V26] / SUM([.T26:.V26])) * 100" office:value-type="float" office:value="15.9235668789809" calcext:value-type="float">
            <text:p>15.9235668789809</text:p>
          </table:table-cell>
          <table:table-cell table:formula="of:=SUM([.B26];[.N26])" office:value-type="float" office:value="29758" calcext:value-type="float">
            <text:p>29758</text:p>
          </table:table-cell>
          <table:table-cell table:formula="of:=SUM([.C26];[.O26])" office:value-type="float" office:value="34222" calcext:value-type="float">
            <text:p>34222</text:p>
          </table:table-cell>
          <table:table-cell table:formula="of:=SUM([.D26];[.P26])" office:value-type="float" office:value="11441" calcext:value-type="float">
            <text:p>11441</text:p>
          </table:table-cell>
          <table:table-cell table:formula="of:=[.Z26]/SUM([.Z26:.AB26]) *100" office:value-type="float" office:value="39.4558544702404" calcext:value-type="float">
            <text:p>39.4558544702404</text:p>
          </table:table-cell>
          <table:table-cell table:formula="of:=[.AA26]/SUM([.Z26:.AB26]) *100" office:value-type="float" office:value="45.3746304079766" calcext:value-type="float">
            <text:p>45.3746304079766</text:p>
          </table:table-cell>
          <table:table-cell table:formula="of:=[.AB26]/SUM([.Z26:.AB26]) *100" office:value-type="float" office:value="15.1695151217831" calcext:value-type="float">
            <text:p>15.1695151217831</text:p>
          </table:table-cell>
          <table:table-cell table:formula="of:=SUM([.H26];[.T26])" office:value-type="float" office:value="1592" calcext:value-type="float">
            <text:p>1592</text:p>
          </table:table-cell>
          <table:table-cell table:formula="of:=SUM([.I26];[.U26])" office:value-type="float" office:value="2191" calcext:value-type="float">
            <text:p>2191</text:p>
          </table:table-cell>
          <table:table-cell table:formula="of:=SUM([.J26];[.V26])" office:value-type="float" office:value="732" calcext:value-type="float">
            <text:p>732</text:p>
          </table:table-cell>
          <table:table-cell table:formula="of:=([.AF26] / SUM([.AF26:.AH26])) * 100" office:value-type="float" office:value="35.2602436323367" calcext:value-type="float">
            <text:p>35.2602436323367</text:p>
          </table:table-cell>
          <table:table-cell table:formula="of:=([.AG26] / SUM([.AF26:.AH26])) * 100" office:value-type="float" office:value="48.5271317829457" calcext:value-type="float">
            <text:p>48.5271317829457</text:p>
          </table:table-cell>
          <table:table-cell table:formula="of:=([.AH26] / SUM([.AF26:.AH26])) * 100" office:value-type="float" office:value="16.2126245847176" calcext:value-type="float">
            <text:p>16.2126245847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3:36:09.829134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1:33:42.388136729</meta:creation-date>
    <dc:date>2025-03-27T13:37:54.073816151</dc:date>
    <meta:editing-duration>PT27M39S</meta:editing-duration>
    <meta:editing-cycles>8</meta:editing-cycles>
    <meta:generator>LibreOffice/24.2.7.2$Linux_X86_64 LibreOffice_project/420$Build-2</meta:generator>
    <meta:document-statistic meta:table-count="1" meta:cell-count="640" meta:object-count="0"/>
  </office:meta>
</office:document-meta>
</file>